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114133790135" calcext:value-type="float">
            <text:p>-0.11413379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119147822261" calcext:value-type="float">
            <text:p>-0.119147822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-0.126083269715" calcext:value-type="float">
            <text:p>-0.126083269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" calcext:value-type="float">
            <text:p>0.017</text:p>
          </table:table-cell>
          <table:table-cell office:value-type="float" office:value="-0.134655416012" calcext:value-type="float">
            <text:p>-0.13465541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" calcext:value-type="float">
            <text:p>0.026</text:p>
          </table:table-cell>
          <table:table-cell office:value-type="float" office:value="-0.144588276744" calcext:value-type="float">
            <text:p>-0.144588276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37" calcext:value-type="float">
            <text:p>0.037</text:p>
          </table:table-cell>
          <table:table-cell office:value-type="float" office:value="-0.155280098319" calcext:value-type="float">
            <text:p>-0.15528009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float" office:value="-0.167939797044" calcext:value-type="float">
            <text:p>-0.16793979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65" calcext:value-type="float">
            <text:p>0.065</text:p>
          </table:table-cell>
          <table:table-cell office:value-type="float" office:value="-0.183404818177" calcext:value-type="float">
            <text:p>-0.183404818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82" calcext:value-type="float">
            <text:p>0.082</text:p>
          </table:table-cell>
          <table:table-cell office:value-type="float" office:value="-0.203125521541" calcext:value-type="float">
            <text:p>-0.2031255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3" calcext:value-type="float">
            <text:p>0.103</text:p>
          </table:table-cell>
          <table:table-cell office:value-type="float" office:value="-0.223045036197" calcext:value-type="float">
            <text:p>-0.223045036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26" calcext:value-type="float">
            <text:p>0.126</text:p>
          </table:table-cell>
          <table:table-cell office:value-type="float" office:value="-0.242196887732" calcext:value-type="float">
            <text:p>-0.242196887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52" calcext:value-type="float">
            <text:p>0.152</text:p>
          </table:table-cell>
          <table:table-cell office:value-type="float" office:value="-0.263601392508" calcext:value-type="float">
            <text:p>-0.26360139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79" calcext:value-type="float">
            <text:p>0.179</text:p>
          </table:table-cell>
          <table:table-cell office:value-type="float" office:value="-0.287016928196" calcext:value-type="float">
            <text:p>-0.287016928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208" calcext:value-type="float">
            <text:p>0.208</text:p>
          </table:table-cell>
          <table:table-cell office:value-type="float" office:value="-0.287327706814" calcext:value-type="float">
            <text:p>-0.28732770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239" calcext:value-type="float">
            <text:p>0.239</text:p>
          </table:table-cell>
          <table:table-cell office:value-type="float" office:value="-0.327494412661" calcext:value-type="float">
            <text:p>-0.32749441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271" calcext:value-type="float">
            <text:p>0.271</text:p>
          </table:table-cell>
          <table:table-cell office:value-type="float" office:value="-0.342872262001" calcext:value-type="float">
            <text:p>-0.34287226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303" calcext:value-type="float">
            <text:p>0.303</text:p>
          </table:table-cell>
          <table:table-cell office:value-type="float" office:value="-0.358172267675" calcext:value-type="float">
            <text:p>-0.358172267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36" calcext:value-type="float">
            <text:p>0.336</text:p>
          </table:table-cell>
          <table:table-cell office:value-type="float" office:value="-0.373987197876" calcext:value-type="float">
            <text:p>-0.3739871979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368" calcext:value-type="float">
            <text:p>0.368</text:p>
          </table:table-cell>
          <table:table-cell office:value-type="float" office:value="-0.390994310379" calcext:value-type="float">
            <text:p>-0.390994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4" calcext:value-type="float">
            <text:p>0.394</text:p>
          </table:table-cell>
          <table:table-cell office:value-type="float" office:value="-0.409307211637" calcext:value-type="float">
            <text:p>-0.409307211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426" calcext:value-type="float">
            <text:p>0.426</text:p>
          </table:table-cell>
          <table:table-cell office:value-type="float" office:value="-0.426038682461" calcext:value-type="float">
            <text:p>-0.426038682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464" calcext:value-type="float">
            <text:p>0.464</text:p>
          </table:table-cell>
          <table:table-cell office:value-type="float" office:value="-0.442649066448" calcext:value-type="float">
            <text:p>-0.442649066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496" calcext:value-type="float">
            <text:p>0.496</text:p>
          </table:table-cell>
          <table:table-cell office:value-type="float" office:value="-0.46107879281" calcext:value-type="float">
            <text:p>-0.46107879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529" calcext:value-type="float">
            <text:p>0.529</text:p>
          </table:table-cell>
          <table:table-cell office:value-type="float" office:value="-0.478051632643" calcext:value-type="float">
            <text:p>-0.478051632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562" calcext:value-type="float">
            <text:p>0.562</text:p>
          </table:table-cell>
          <table:table-cell office:value-type="float" office:value="-0.496284127235" calcext:value-type="float">
            <text:p>-0.496284127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595" calcext:value-type="float">
            <text:p>0.595</text:p>
          </table:table-cell>
          <table:table-cell office:value-type="float" office:value="-0.51273137331" calcext:value-type="float">
            <text:p>-0.512731373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629" calcext:value-type="float">
            <text:p>0.629</text:p>
          </table:table-cell>
          <table:table-cell office:value-type="float" office:value="-0.522430300713" calcext:value-type="float">
            <text:p>-0.522430300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663" calcext:value-type="float">
            <text:p>0.663</text:p>
          </table:table-cell>
          <table:table-cell office:value-type="float" office:value="-0.534323871136" calcext:value-type="float">
            <text:p>-0.5343238711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697" calcext:value-type="float">
            <text:p>0.697</text:p>
          </table:table-cell>
          <table:table-cell office:value-type="float" office:value="-0.547507584095" calcext:value-type="float">
            <text:p>-0.5475075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32" calcext:value-type="float">
            <text:p>0.732</text:p>
          </table:table-cell>
          <table:table-cell office:value-type="float" office:value="-0.562528073788" calcext:value-type="float">
            <text:p>-0.562528073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766" calcext:value-type="float">
            <text:p>0.766</text:p>
          </table:table-cell>
          <table:table-cell office:value-type="float" office:value="-0.575332581997" calcext:value-type="float">
            <text:p>-0.57533258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-0.588138997555" calcext:value-type="float">
            <text:p>-0.588138997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834" calcext:value-type="float">
            <text:p>0.834</text:p>
          </table:table-cell>
          <table:table-cell office:value-type="float" office:value="-0.599007248878" calcext:value-type="float">
            <text:p>-0.599007248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868" calcext:value-type="float">
            <text:p>0.868</text:p>
          </table:table-cell>
          <table:table-cell office:value-type="float" office:value="-0.612511456013" calcext:value-type="float">
            <text:p>-0.61251145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03" calcext:value-type="float">
            <text:p>0.903</text:p>
          </table:table-cell>
          <table:table-cell office:value-type="float" office:value="-0.627767801285" calcext:value-type="float">
            <text:p>-0.627767801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94" calcext:value-type="float">
            <text:p>0.94</text:p>
          </table:table-cell>
          <table:table-cell office:value-type="float" office:value="-0.643484771252" calcext:value-type="float">
            <text:p>-0.6434847713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976" calcext:value-type="float">
            <text:p>0.976</text:p>
          </table:table-cell>
          <table:table-cell office:value-type="float" office:value="-0.660524666309" calcext:value-type="float">
            <text:p>-0.660524666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015" calcext:value-type="float">
            <text:p>1.015</text:p>
          </table:table-cell>
          <table:table-cell office:value-type="float" office:value="-0.676971554756" calcext:value-type="float">
            <text:p>-0.676971554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052" calcext:value-type="float">
            <text:p>1.052</text:p>
          </table:table-cell>
          <table:table-cell office:value-type="float" office:value="-0.692773163319" calcext:value-type="float">
            <text:p>-0.69277316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87" calcext:value-type="float">
            <text:p>1.087</text:p>
          </table:table-cell>
          <table:table-cell office:value-type="float" office:value="-0.710850954056" calcext:value-type="float">
            <text:p>-0.7108509541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33684837818" calcext:value-type="float">
            <text:p>-0.73368483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16" calcext:value-type="float">
            <text:p>1.16</text:p>
          </table:table-cell>
          <table:table-cell office:value-type="float" office:value="-0.75630658865" calcext:value-type="float">
            <text:p>-0.756306588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-0.777798354626" calcext:value-type="float">
            <text:p>-0.77779835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.241" calcext:value-type="float">
            <text:p>1.241</text:p>
          </table:table-cell>
          <table:table-cell office:value-type="float" office:value="-0.792992591858" calcext:value-type="float">
            <text:p>-0.7929925919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282" calcext:value-type="float">
            <text:p>1.282</text:p>
          </table:table-cell>
          <table:table-cell office:value-type="float" office:value="-0.808376014233" calcext:value-type="float">
            <text:p>-0.808376014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323" calcext:value-type="float">
            <text:p>1.323</text:p>
          </table:table-cell>
          <table:table-cell office:value-type="float" office:value="-0.824243485928" calcext:value-type="float">
            <text:p>-0.8242434859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42326879501" calcext:value-type="float">
            <text:p>-0.842326879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.404" calcext:value-type="float">
            <text:p>1.404</text:p>
          </table:table-cell>
          <table:table-cell office:value-type="float" office:value="-0.863005399704" calcext:value-type="float">
            <text:p>-0.863005399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1.445" calcext:value-type="float">
            <text:p>1.445</text:p>
          </table:table-cell>
          <table:table-cell office:value-type="float" office:value="-0.884721696377" calcext:value-type="float">
            <text:p>-0.8847216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03720617294" calcext:value-type="float">
            <text:p>-0.903720617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528" calcext:value-type="float">
            <text:p>1.528</text:p>
          </table:table-cell>
          <table:table-cell office:value-type="float" office:value="-0.916818022728" calcext:value-type="float">
            <text:p>-0.9168180227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.571" calcext:value-type="float">
            <text:p>1.571</text:p>
          </table:table-cell>
          <table:table-cell office:value-type="float" office:value="-0.933187842369" calcext:value-type="float">
            <text:p>-0.9331878424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1.612" calcext:value-type="float">
            <text:p>1.612</text:p>
          </table:table-cell>
          <table:table-cell office:value-type="float" office:value="-0.949533581734" calcext:value-type="float">
            <text:p>-0.949533581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.655" calcext:value-type="float">
            <text:p>1.655</text:p>
          </table:table-cell>
          <table:table-cell office:value-type="float" office:value="-0.966394066811" calcext:value-type="float">
            <text:p>-0.966394066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697" calcext:value-type="float">
            <text:p>1.697</text:p>
          </table:table-cell>
          <table:table-cell office:value-type="float" office:value="-0.978205740452" calcext:value-type="float">
            <text:p>-0.9782057405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.738" calcext:value-type="float">
            <text:p>1.738</text:p>
          </table:table-cell>
          <table:table-cell office:value-type="float" office:value="-0.994157552719" calcext:value-type="float">
            <text:p>-0.9941575527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779" calcext:value-type="float">
            <text:p>1.779</text:p>
          </table:table-cell>
          <table:table-cell office:value-type="float" office:value="-1.00325381756" calcext:value-type="float">
            <text:p>-1.003253817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.821" calcext:value-type="float">
            <text:p>1.821</text:p>
          </table:table-cell>
          <table:table-cell office:value-type="float" office:value="-1.01652693748" calcext:value-type="float">
            <text:p>-1.0165269375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1.864" calcext:value-type="float">
            <text:p>1.864</text:p>
          </table:table-cell>
          <table:table-cell office:value-type="float" office:value="-1.02864766121" calcext:value-type="float">
            <text:p>-1.02864766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07" calcext:value-type="float">
            <text:p>1.907</text:p>
          </table:table-cell>
          <table:table-cell office:value-type="float" office:value="-1.04472446442" calcext:value-type="float">
            <text:p>-1.0447244644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1.95" calcext:value-type="float">
            <text:p>1.95</text:p>
          </table:table-cell>
          <table:table-cell office:value-type="float" office:value="-1.05313622952" calcext:value-type="float">
            <text:p>-1.0531362295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993" calcext:value-type="float">
            <text:p>1.993</text:p>
          </table:table-cell>
          <table:table-cell office:value-type="float" office:value="-1.06596040726" calcext:value-type="float">
            <text:p>-1.0659604073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037" calcext:value-type="float">
            <text:p>2.037</text:p>
          </table:table-cell>
          <table:table-cell office:value-type="float" office:value="-1.08124685287" calcext:value-type="float">
            <text:p>-1.08124685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08" calcext:value-type="float">
            <text:p>2.08</text:p>
          </table:table-cell>
          <table:table-cell office:value-type="float" office:value="-1.09526598454" calcext:value-type="float">
            <text:p>-1.095265984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123" calcext:value-type="float">
            <text:p>2.123</text:p>
          </table:table-cell>
          <table:table-cell office:value-type="float" office:value="-1.12155044079" calcext:value-type="float">
            <text:p>-1.12155044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165" calcext:value-type="float">
            <text:p>2.165</text:p>
          </table:table-cell>
          <table:table-cell office:value-type="float" office:value="-1.14972710609" calcext:value-type="float">
            <text:p>-1.149727106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208" calcext:value-type="float">
            <text:p>2.208</text:p>
          </table:table-cell>
          <table:table-cell office:value-type="float" office:value="-1.17349982262" calcext:value-type="float">
            <text:p>-1.173499822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252" calcext:value-type="float">
            <text:p>2.252</text:p>
          </table:table-cell>
          <table:table-cell office:value-type="float" office:value="-1.19768202305" calcext:value-type="float">
            <text:p>-1.197682023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296" calcext:value-type="float">
            <text:p>2.296</text:p>
          </table:table-cell>
          <table:table-cell office:value-type="float" office:value="-1.20976388454" calcext:value-type="float">
            <text:p>-1.20976388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41" calcext:value-type="float">
            <text:p>2.341</text:p>
          </table:table-cell>
          <table:table-cell office:value-type="float" office:value="-1.2269449234" calcext:value-type="float">
            <text:p>-1.226944923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2.385" calcext:value-type="float">
            <text:p>2.385</text:p>
          </table:table-cell>
          <table:table-cell office:value-type="float" office:value="-1.23227131367" calcext:value-type="float">
            <text:p>-1.2322713137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429" calcext:value-type="float">
            <text:p>2.429</text:p>
          </table:table-cell>
          <table:table-cell office:value-type="float" office:value="-1.24187254906" calcext:value-type="float">
            <text:p>-1.2418725491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475" calcext:value-type="float">
            <text:p>2.475</text:p>
          </table:table-cell>
          <table:table-cell office:value-type="float" office:value="-1.25717353821" calcext:value-type="float">
            <text:p>-1.257173538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521" calcext:value-type="float">
            <text:p>2.521</text:p>
          </table:table-cell>
          <table:table-cell office:value-type="float" office:value="-1.26757013798" calcext:value-type="float">
            <text:p>-1.26757013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.567" calcext:value-type="float">
            <text:p>2.567</text:p>
          </table:table-cell>
          <table:table-cell office:value-type="float" office:value="-1.27893841267" calcext:value-type="float">
            <text:p>-1.2789384127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.611" calcext:value-type="float">
            <text:p>2.611</text:p>
          </table:table-cell>
          <table:table-cell office:value-type="float" office:value="-1.29015183449" calcext:value-type="float">
            <text:p>-1.2901518345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57" calcext:value-type="float">
            <text:p>2.657</text:p>
          </table:table-cell>
          <table:table-cell office:value-type="float" office:value="-1.30087196827" calcext:value-type="float">
            <text:p>-1.300871968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706" calcext:value-type="float">
            <text:p>2.706</text:p>
          </table:table-cell>
          <table:table-cell office:value-type="float" office:value="-1.30649781227" calcext:value-type="float">
            <text:p>-1.306497812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2.754" calcext:value-type="float">
            <text:p>2.754</text:p>
          </table:table-cell>
          <table:table-cell office:value-type="float" office:value="-1.32422947884" calcext:value-type="float">
            <text:p>-1.3242294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03" calcext:value-type="float">
            <text:p>2.803</text:p>
          </table:table-cell>
          <table:table-cell office:value-type="float" office:value="-1.32901382446" calcext:value-type="float">
            <text:p>-1.3290138245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2.852" calcext:value-type="float">
            <text:p>2.852</text:p>
          </table:table-cell>
          <table:table-cell office:value-type="float" office:value="-1.34485030174" calcext:value-type="float">
            <text:p>-1.3448503017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902" calcext:value-type="float">
            <text:p>2.902</text:p>
          </table:table-cell>
          <table:table-cell office:value-type="float" office:value="-1.3544100523" calcext:value-type="float">
            <text:p>-1.3544100523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953" calcext:value-type="float">
            <text:p>2.953</text:p>
          </table:table-cell>
          <table:table-cell office:value-type="float" office:value="-1.3640178442" calcext:value-type="float">
            <text:p>-1.3640178442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.003" calcext:value-type="float">
            <text:p>3.003</text:p>
          </table:table-cell>
          <table:table-cell office:value-type="float" office:value="-1.37073528767" calcext:value-type="float">
            <text:p>-1.370735287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3.053" calcext:value-type="float">
            <text:p>3.053</text:p>
          </table:table-cell>
          <table:table-cell office:value-type="float" office:value="-1.38148915768" calcext:value-type="float">
            <text:p>-1.381489157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.103" calcext:value-type="float">
            <text:p>3.103</text:p>
          </table:table-cell>
          <table:table-cell office:value-type="float" office:value="-1.40100991726" calcext:value-type="float">
            <text:p>-1.4010099173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3.152" calcext:value-type="float">
            <text:p>3.152</text:p>
          </table:table-cell>
          <table:table-cell office:value-type="float" office:value="-1.42686975002" calcext:value-type="float">
            <text:p>-1.42686975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.2" calcext:value-type="float">
            <text:p>3.2</text:p>
          </table:table-cell>
          <table:table-cell office:value-type="float" office:value="-1.45093095303" calcext:value-type="float">
            <text:p>-1.450930953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3.248" calcext:value-type="float">
            <text:p>3.248</text:p>
          </table:table-cell>
          <table:table-cell office:value-type="float" office:value="-1.47607219219" calcext:value-type="float">
            <text:p>-1.47607219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97" calcext:value-type="float">
            <text:p>3.297</text:p>
          </table:table-cell>
          <table:table-cell office:value-type="float" office:value="-1.49017620087" calcext:value-type="float">
            <text:p>-1.4901762009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3.347" calcext:value-type="float">
            <text:p>3.347</text:p>
          </table:table-cell>
          <table:table-cell office:value-type="float" office:value="-1.50710844994" calcext:value-type="float">
            <text:p>-1.507108449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.396" calcext:value-type="float">
            <text:p>3.396</text:p>
          </table:table-cell>
          <table:table-cell office:value-type="float" office:value="-1.51285159588" calcext:value-type="float">
            <text:p>-1.5128515959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3.446" calcext:value-type="float">
            <text:p>3.446</text:p>
          </table:table-cell>
          <table:table-cell office:value-type="float" office:value="-1.52279102802" calcext:value-type="float">
            <text:p>-1.52279102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.495" calcext:value-type="float">
            <text:p>3.495</text:p>
          </table:table-cell>
          <table:table-cell office:value-type="float" office:value="-1.53798246384" calcext:value-type="float">
            <text:p>-1.537982463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3.546" calcext:value-type="float">
            <text:p>3.546</text:p>
          </table:table-cell>
          <table:table-cell office:value-type="float" office:value="-1.54477286339" calcext:value-type="float">
            <text:p>-1.544772863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.597" calcext:value-type="float">
            <text:p>3.597</text:p>
          </table:table-cell>
          <table:table-cell office:value-type="float" office:value="-1.55538356304" calcext:value-type="float">
            <text:p>-1.55538356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3.648" calcext:value-type="float">
            <text:p>3.648</text:p>
          </table:table-cell>
          <table:table-cell office:value-type="float" office:value="-1.56501853466" calcext:value-type="float">
            <text:p>-1.5650185347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.699" calcext:value-type="float">
            <text:p>3.699</text:p>
          </table:table-cell>
          <table:table-cell office:value-type="float" office:value="-1.5743970871" calcext:value-type="float">
            <text:p>-1.5743970871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.749" calcext:value-type="float">
            <text:p>3.749</text:p>
          </table:table-cell>
          <table:table-cell office:value-type="float" office:value="-1.58475828171" calcext:value-type="float">
            <text:p>-1.58475828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office:value-type="float" office:value="-1.5960599184" calcext:value-type="float">
            <text:p>-1.5960599184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.85" calcext:value-type="float">
            <text:p>3.85</text:p>
          </table:table-cell>
          <table:table-cell office:value-type="float" office:value="-1.6075322628" calcext:value-type="float">
            <text:p>-1.60753226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.901" calcext:value-type="float">
            <text:p>3.901</text:p>
          </table:table-cell>
          <table:table-cell office:value-type="float" office:value="-1.6182615757" calcext:value-type="float">
            <text:p>-1.618261575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3.954" calcext:value-type="float">
            <text:p>3.954</text:p>
          </table:table-cell>
          <table:table-cell office:value-type="float" office:value="-1.62861251831" calcext:value-type="float">
            <text:p>-1.628612518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.005" calcext:value-type="float">
            <text:p>4.005</text:p>
          </table:table-cell>
          <table:table-cell office:value-type="float" office:value="-1.63657665253" calcext:value-type="float">
            <text:p>-1.636576652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4.056" calcext:value-type="float">
            <text:p>4.056</text:p>
          </table:table-cell>
          <table:table-cell office:value-type="float" office:value="-1.64721000195" calcext:value-type="float">
            <text:p>-1.647210002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.107" calcext:value-type="float">
            <text:p>4.107</text:p>
          </table:table-cell>
          <table:table-cell office:value-type="float" office:value="-1.65586185455" calcext:value-type="float">
            <text:p>-1.6558618546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4.159" calcext:value-type="float">
            <text:p>4.159</text:p>
          </table:table-cell>
          <table:table-cell office:value-type="float" office:value="-1.67274594307" calcext:value-type="float">
            <text:p>-1.6727459431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.209" calcext:value-type="float">
            <text:p>4.209</text:p>
          </table:table-cell>
          <table:table-cell office:value-type="float" office:value="-1.69988751411" calcext:value-type="float">
            <text:p>-1.6998875141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4.26" calcext:value-type="float">
            <text:p>4.26</text:p>
          </table:table-cell>
          <table:table-cell office:value-type="float" office:value="-1.72807538509" calcext:value-type="float">
            <text:p>-1.72807538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11" calcext:value-type="float">
            <text:p>4.311</text:p>
          </table:table-cell>
          <table:table-cell office:value-type="float" office:value="-1.75570178032" calcext:value-type="float">
            <text:p>-1.7557017803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4.362" calcext:value-type="float">
            <text:p>4.362</text:p>
          </table:table-cell>
          <table:table-cell office:value-type="float" office:value="-1.78017914295" calcext:value-type="float">
            <text:p>-1.78017914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.414" calcext:value-type="float">
            <text:p>4.414</text:p>
          </table:table-cell>
          <table:table-cell office:value-type="float" office:value="-1.80383312702" calcext:value-type="float">
            <text:p>-1.80383312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4.466" calcext:value-type="float">
            <text:p>4.466</text:p>
          </table:table-cell>
          <table:table-cell office:value-type="float" office:value="-1.81963193417" calcext:value-type="float">
            <text:p>-1.8196319342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.516" calcext:value-type="float">
            <text:p>4.516</text:p>
          </table:table-cell>
          <table:table-cell office:value-type="float" office:value="-1.83743178844" calcext:value-type="float">
            <text:p>-1.8374317884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4.563" calcext:value-type="float">
            <text:p>4.563</text:p>
          </table:table-cell>
          <table:table-cell office:value-type="float" office:value="-1.8562514782" calcext:value-type="float">
            <text:p>-1.856251478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.61" calcext:value-type="float">
            <text:p>4.61</text:p>
          </table:table-cell>
          <table:table-cell office:value-type="float" office:value="-1.87197744846" calcext:value-type="float">
            <text:p>-1.8719774485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4.653" calcext:value-type="float">
            <text:p>4.653</text:p>
          </table:table-cell>
          <table:table-cell office:value-type="float" office:value="-1.90232610703" calcext:value-type="float">
            <text:p>-1.902326107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.692" calcext:value-type="float">
            <text:p>4.692</text:p>
          </table:table-cell>
          <table:table-cell office:value-type="float" office:value="-1.91508305073" calcext:value-type="float">
            <text:p>-1.9150830507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4.727" calcext:value-type="float">
            <text:p>4.727</text:p>
          </table:table-cell>
          <table:table-cell office:value-type="float" office:value="-1.95592570305" calcext:value-type="float">
            <text:p>-1.9559257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57" calcext:value-type="float">
            <text:p>4.757</text:p>
          </table:table-cell>
          <table:table-cell office:value-type="float" office:value="-1.9733581543" calcext:value-type="float">
            <text:p>-1.9733581543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4.786" calcext:value-type="float">
            <text:p>4.786</text:p>
          </table:table-cell>
          <table:table-cell office:value-type="float" office:value="-1.98693931103" calcext:value-type="float">
            <text:p>-1.98693931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815" calcext:value-type="float">
            <text:p>4.815</text:p>
          </table:table-cell>
          <table:table-cell office:value-type="float" office:value="-2.0042450428" calcext:value-type="float">
            <text:p>-2.0042450428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.845" calcext:value-type="float">
            <text:p>4.845</text:p>
          </table:table-cell>
          <table:table-cell office:value-type="float" office:value="-2.01290583611" calcext:value-type="float">
            <text:p>-2.0129058361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872" calcext:value-type="float">
            <text:p>4.872</text:p>
          </table:table-cell>
          <table:table-cell office:value-type="float" office:value="-2.02131485939" calcext:value-type="float">
            <text:p>-2.0213148594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4.902" calcext:value-type="float">
            <text:p>4.902</text:p>
          </table:table-cell>
          <table:table-cell office:value-type="float" office:value="-2.02833223343" calcext:value-type="float">
            <text:p>-2.028332233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933" calcext:value-type="float">
            <text:p>4.933</text:p>
          </table:table-cell>
          <table:table-cell office:value-type="float" office:value="-2.0323703289" calcext:value-type="float">
            <text:p>-2.0323703289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4.961" calcext:value-type="float">
            <text:p>4.961</text:p>
          </table:table-cell>
          <table:table-cell office:value-type="float" office:value="-2.03846693039" calcext:value-type="float">
            <text:p>-2.038466930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986" calcext:value-type="float">
            <text:p>4.986</text:p>
          </table:table-cell>
          <table:table-cell office:value-type="float" office:value="-2.04885101318" calcext:value-type="float">
            <text:p>-2.048851013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5.01" calcext:value-type="float">
            <text:p>5.01</text:p>
          </table:table-cell>
          <table:table-cell office:value-type="float" office:value="-2.06806135178" calcext:value-type="float">
            <text:p>-2.06806135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33" calcext:value-type="float">
            <text:p>5.033</text:p>
          </table:table-cell>
          <table:table-cell office:value-type="float" office:value="-2.07638812065" calcext:value-type="float">
            <text:p>-2.0763881207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5.053" calcext:value-type="float">
            <text:p>5.053</text:p>
          </table:table-cell>
          <table:table-cell office:value-type="float" office:value="-2.08115625381" calcext:value-type="float">
            <text:p>-2.081156253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5.072" calcext:value-type="float">
            <text:p>5.072</text:p>
          </table:table-cell>
          <table:table-cell office:value-type="float" office:value="-2.08651208878" calcext:value-type="float">
            <text:p>-2.0865120888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5.089" calcext:value-type="float">
            <text:p>5.089</text:p>
          </table:table-cell>
          <table:table-cell office:value-type="float" office:value="-2.08996915817" calcext:value-type="float">
            <text:p>-2.089969158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5.106" calcext:value-type="float">
            <text:p>5.106</text:p>
          </table:table-cell>
          <table:table-cell office:value-type="float" office:value="-2.09417653084" calcext:value-type="float">
            <text:p>-2.0941765308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5.122" calcext:value-type="float">
            <text:p>5.122</text:p>
          </table:table-cell>
          <table:table-cell office:value-type="float" office:value="-2.09423041344" calcext:value-type="float">
            <text:p>-2.094230413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5.139" calcext:value-type="float">
            <text:p>5.139</text:p>
          </table:table-cell>
          <table:table-cell office:value-type="float" office:value="-2.09440350533" calcext:value-type="float">
            <text:p>-2.0944035053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5.156" calcext:value-type="float">
            <text:p>5.156</text:p>
          </table:table-cell>
          <table:table-cell office:value-type="float" office:value="-2.09325790405" calcext:value-type="float">
            <text:p>-2.093257904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5.173" calcext:value-type="float">
            <text:p>5.173</text:p>
          </table:table-cell>
          <table:table-cell office:value-type="float" office:value="-2.09132742882" calcext:value-type="float">
            <text:p>-2.0913274288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5.189" calcext:value-type="float">
            <text:p>5.189</text:p>
          </table:table-cell>
          <table:table-cell office:value-type="float" office:value="-2.09030890465" calcext:value-type="float">
            <text:p>-2.0903089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06" calcext:value-type="float">
            <text:p>5.206</text:p>
          </table:table-cell>
          <table:table-cell office:value-type="float" office:value="-2.08990049362" calcext:value-type="float">
            <text:p>-2.0899004936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5.221" calcext:value-type="float">
            <text:p>5.221</text:p>
          </table:table-cell>
          <table:table-cell office:value-type="float" office:value="-2.08859062195" calcext:value-type="float">
            <text:p>-2.08859062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5.236" calcext:value-type="float">
            <text:p>5.236</text:p>
          </table:table-cell>
          <table:table-cell office:value-type="float" office:value="-2.08637952805" calcext:value-type="float">
            <text:p>-2.0863795281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5.252" calcext:value-type="float">
            <text:p>5.252</text:p>
          </table:table-cell>
          <table:table-cell office:value-type="float" office:value="-2.08408594131" calcext:value-type="float">
            <text:p>-2.084085941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5.271" calcext:value-type="float">
            <text:p>5.271</text:p>
          </table:table-cell>
          <table:table-cell office:value-type="float" office:value="-2.08143353462" calcext:value-type="float">
            <text:p>-2.081433534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5.288" calcext:value-type="float">
            <text:p>5.288</text:p>
          </table:table-cell>
          <table:table-cell office:value-type="float" office:value="-2.07913661003" calcext:value-type="float">
            <text:p>-2.0791366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5.302" calcext:value-type="float">
            <text:p>5.302</text:p>
          </table:table-cell>
          <table:table-cell office:value-type="float" office:value="-2.07623124123" calcext:value-type="float">
            <text:p>-2.076231241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5.316" calcext:value-type="float">
            <text:p>5.316</text:p>
          </table:table-cell>
          <table:table-cell office:value-type="float" office:value="-2.07359862328" calcext:value-type="float">
            <text:p>-2.073598623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5.329" calcext:value-type="float">
            <text:p>5.329</text:p>
          </table:table-cell>
          <table:table-cell office:value-type="float" office:value="-2.07025575638" calcext:value-type="float">
            <text:p>-2.070255756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5.341" calcext:value-type="float">
            <text:p>5.341</text:p>
          </table:table-cell>
          <table:table-cell office:value-type="float" office:value="-2.06680321693" calcext:value-type="float">
            <text:p>-2.06680321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353" calcext:value-type="float">
            <text:p>5.353</text:p>
          </table:table-cell>
          <table:table-cell office:value-type="float" office:value="-2.06367325783" calcext:value-type="float">
            <text:p>-2.0636732578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5.365" calcext:value-type="float">
            <text:p>5.365</text:p>
          </table:table-cell>
          <table:table-cell office:value-type="float" office:value="-2.06087017059" calcext:value-type="float">
            <text:p>-2.060870170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5.375" calcext:value-type="float">
            <text:p>5.375</text:p>
          </table:table-cell>
          <table:table-cell office:value-type="float" office:value="-2.05681800842" calcext:value-type="float">
            <text:p>-2.056818008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5.385" calcext:value-type="float">
            <text:p>5.385</text:p>
          </table:table-cell>
          <table:table-cell office:value-type="float" office:value="-2.05159497261" calcext:value-type="float">
            <text:p>-2.051594972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5.395" calcext:value-type="float">
            <text:p>5.395</text:p>
          </table:table-cell>
          <table:table-cell office:value-type="float" office:value="-2.04641819" calcext:value-type="float">
            <text:p>-2.0464181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5.405" calcext:value-type="float">
            <text:p>5.405</text:p>
          </table:table-cell>
          <table:table-cell office:value-type="float" office:value="-2.04169774055" calcext:value-type="float">
            <text:p>-2.041697740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5.415" calcext:value-type="float">
            <text:p>5.415</text:p>
          </table:table-cell>
          <table:table-cell office:value-type="float" office:value="-2.03679585457" calcext:value-type="float">
            <text:p>-2.0367958546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5.423" calcext:value-type="float">
            <text:p>5.423</text:p>
          </table:table-cell>
          <table:table-cell office:value-type="float" office:value="-2.0315926075" calcext:value-type="float">
            <text:p>-2.031592607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5.431" calcext:value-type="float">
            <text:p>5.431</text:p>
          </table:table-cell>
          <table:table-cell office:value-type="float" office:value="-2.02680754662" calcext:value-type="float">
            <text:p>-2.026807546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5.438" calcext:value-type="float">
            <text:p>5.438</text:p>
          </table:table-cell>
          <table:table-cell office:value-type="float" office:value="-2.02045488358" calcext:value-type="float">
            <text:p>-2.0204548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46" calcext:value-type="float">
            <text:p>5.446</text:p>
          </table:table-cell>
          <table:table-cell office:value-type="float" office:value="-2.01432847977" calcext:value-type="float">
            <text:p>-2.0143284798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5.452" calcext:value-type="float">
            <text:p>5.452</text:p>
          </table:table-cell>
          <table:table-cell office:value-type="float" office:value="-2.00804257393" calcext:value-type="float">
            <text:p>-2.0080425739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5.458" calcext:value-type="float">
            <text:p>5.458</text:p>
          </table:table-cell>
          <table:table-cell office:value-type="float" office:value="-2.00151824951" calcext:value-type="float">
            <text:p>-2.0015182495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5.464" calcext:value-type="float">
            <text:p>5.464</text:p>
          </table:table-cell>
          <table:table-cell office:value-type="float" office:value="-1.99549770355" calcext:value-type="float">
            <text:p>-1.995497703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5.47" calcext:value-type="float">
            <text:p>5.47</text:p>
          </table:table-cell>
          <table:table-cell office:value-type="float" office:value="-1.98940050602" calcext:value-type="float">
            <text:p>-1.989400506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5.474" calcext:value-type="float">
            <text:p>5.474</text:p>
          </table:table-cell>
          <table:table-cell office:value-type="float" office:value="-1.98325836658" calcext:value-type="float">
            <text:p>-1.983258366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5.478" calcext:value-type="float">
            <text:p>5.478</text:p>
          </table:table-cell>
          <table:table-cell office:value-type="float" office:value="-1.97546219826" calcext:value-type="float">
            <text:p>-1.975462198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5.482" calcext:value-type="float">
            <text:p>5.482</text:p>
          </table:table-cell>
          <table:table-cell office:value-type="float" office:value="-1.96808552742" calcext:value-type="float">
            <text:p>-1.968085527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5.485" calcext:value-type="float">
            <text:p>5.485</text:p>
          </table:table-cell>
          <table:table-cell office:value-type="float" office:value="-1.96081185341" calcext:value-type="float">
            <text:p>-1.960811853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5.487" calcext:value-type="float">
            <text:p>5.487</text:p>
          </table:table-cell>
          <table:table-cell office:value-type="float" office:value="-1.95309889317" calcext:value-type="float">
            <text:p>-1.9530988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489" calcext:value-type="float">
            <text:p>5.489</text:p>
          </table:table-cell>
          <table:table-cell office:value-type="float" office:value="-1.94485676289" calcext:value-type="float">
            <text:p>-1.9448567629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5.491" calcext:value-type="float">
            <text:p>5.491</text:p>
          </table:table-cell>
          <table:table-cell office:value-type="float" office:value="-1.93605017662" calcext:value-type="float">
            <text:p>-1.936050176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5.492" calcext:value-type="float">
            <text:p>5.492</text:p>
          </table:table-cell>
          <table:table-cell office:value-type="float" office:value="-1.92558372021" calcext:value-type="float">
            <text:p>-1.9255837202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5.493" calcext:value-type="float">
            <text:p>5.493</text:p>
          </table:table-cell>
          <table:table-cell office:value-type="float" office:value="-1.91483163834" calcext:value-type="float">
            <text:p>-1.91483163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.493" calcext:value-type="float">
            <text:p>5.493</text:p>
          </table:table-cell>
          <table:table-cell office:value-type="float" office:value="-1.90483105183" calcext:value-type="float">
            <text:p>-1.9048310518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5.492" calcext:value-type="float">
            <text:p>5.492</text:p>
          </table:table-cell>
          <table:table-cell office:value-type="float" office:value="-1.89460682869" calcext:value-type="float">
            <text:p>-1.894606828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5.492" calcext:value-type="float">
            <text:p>5.492</text:p>
          </table:table-cell>
          <table:table-cell office:value-type="float" office:value="-1.88238739967" calcext:value-type="float">
            <text:p>-1.8823873997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.49" calcext:value-type="float">
            <text:p>5.49</text:p>
          </table:table-cell>
          <table:table-cell office:value-type="float" office:value="-1.87045001984" calcext:value-type="float">
            <text:p>-1.870450019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.489" calcext:value-type="float">
            <text:p>5.489</text:p>
          </table:table-cell>
          <table:table-cell office:value-type="float" office:value="-1.85734534264" calcext:value-type="float">
            <text:p>-1.857345342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5.486" calcext:value-type="float">
            <text:p>5.486</text:p>
          </table:table-cell>
          <table:table-cell office:value-type="float" office:value="-1.84577536583" calcext:value-type="float">
            <text:p>-1.84577536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484" calcext:value-type="float">
            <text:p>5.484</text:p>
          </table:table-cell>
          <table:table-cell office:value-type="float" office:value="-1.83382976055" calcext:value-type="float">
            <text:p>-1.833829760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5.481" calcext:value-type="float">
            <text:p>5.481</text:p>
          </table:table-cell>
          <table:table-cell office:value-type="float" office:value="-1.82152760029" calcext:value-type="float">
            <text:p>-1.821527600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5.477" calcext:value-type="float">
            <text:p>5.477</text:p>
          </table:table-cell>
          <table:table-cell office:value-type="float" office:value="-1.81050372124" calcext:value-type="float">
            <text:p>-1.8105037212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5.473" calcext:value-type="float">
            <text:p>5.473</text:p>
          </table:table-cell>
          <table:table-cell office:value-type="float" office:value="-1.79969382286" calcext:value-type="float">
            <text:p>-1.7996938229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5.469" calcext:value-type="float">
            <text:p>5.469</text:p>
          </table:table-cell>
          <table:table-cell office:value-type="float" office:value="-1.78815889359" calcext:value-type="float">
            <text:p>-1.7881588936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5.463" calcext:value-type="float">
            <text:p>5.463</text:p>
          </table:table-cell>
          <table:table-cell office:value-type="float" office:value="-1.77922666073" calcext:value-type="float">
            <text:p>-1.779226660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5.458" calcext:value-type="float">
            <text:p>5.458</text:p>
          </table:table-cell>
          <table:table-cell office:value-type="float" office:value="-1.77069759369" calcext:value-type="float">
            <text:p>-1.770697593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5.452" calcext:value-type="float">
            <text:p>5.452</text:p>
          </table:table-cell>
          <table:table-cell office:value-type="float" office:value="-1.76040780544" calcext:value-type="float">
            <text:p>-1.760407805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5.445" calcext:value-type="float">
            <text:p>5.445</text:p>
          </table:table-cell>
          <table:table-cell office:value-type="float" office:value="-1.74868667126" calcext:value-type="float">
            <text:p>-1.748686671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5.439" calcext:value-type="float">
            <text:p>5.439</text:p>
          </table:table-cell>
          <table:table-cell office:value-type="float" office:value="-1.73756968975" calcext:value-type="float">
            <text:p>-1.737569689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431" calcext:value-type="float">
            <text:p>5.431</text:p>
          </table:table-cell>
          <table:table-cell office:value-type="float" office:value="-1.72688543797" calcext:value-type="float">
            <text:p>-1.726885438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5.423" calcext:value-type="float">
            <text:p>5.423</text:p>
          </table:table-cell>
          <table:table-cell office:value-type="float" office:value="-1.71532356739" calcext:value-type="float">
            <text:p>-1.715323567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5.414" calcext:value-type="float">
            <text:p>5.414</text:p>
          </table:table-cell>
          <table:table-cell office:value-type="float" office:value="-1.70327544212" calcext:value-type="float">
            <text:p>-1.7032754421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5.404" calcext:value-type="float">
            <text:p>5.404</text:p>
          </table:table-cell>
          <table:table-cell office:value-type="float" office:value="-1.69179272652" calcext:value-type="float">
            <text:p>-1.691792726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5.394" calcext:value-type="float">
            <text:p>5.394</text:p>
          </table:table-cell>
          <table:table-cell office:value-type="float" office:value="-1.6802803278" calcext:value-type="float">
            <text:p>-1.6802803278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.384" calcext:value-type="float">
            <text:p>5.384</text:p>
          </table:table-cell>
          <table:table-cell office:value-type="float" office:value="-1.66958022118" calcext:value-type="float">
            <text:p>-1.6695802212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5.373" calcext:value-type="float">
            <text:p>5.373</text:p>
          </table:table-cell>
          <table:table-cell office:value-type="float" office:value="-1.65733706951" calcext:value-type="float">
            <text:p>-1.6573370695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5.361" calcext:value-type="float">
            <text:p>5.361</text:p>
          </table:table-cell>
          <table:table-cell office:value-type="float" office:value="-1.64609456062" calcext:value-type="float">
            <text:p>-1.646094560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5.348" calcext:value-type="float">
            <text:p>5.348</text:p>
          </table:table-cell>
          <table:table-cell office:value-type="float" office:value="-1.63502418995" calcext:value-type="float">
            <text:p>-1.63502419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5.334" calcext:value-type="float">
            <text:p>5.334</text:p>
          </table:table-cell>
          <table:table-cell office:value-type="float" office:value="-1.62421834469" calcext:value-type="float">
            <text:p>-1.62421834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32" calcext:value-type="float">
            <text:p>5.32</text:p>
          </table:table-cell>
          <table:table-cell office:value-type="float" office:value="-1.61322700977" calcext:value-type="float">
            <text:p>-1.6132270098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5.305" calcext:value-type="float">
            <text:p>5.305</text:p>
          </table:table-cell>
          <table:table-cell office:value-type="float" office:value="-1.6021386385" calcext:value-type="float">
            <text:p>-1.602138638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5.29" calcext:value-type="float">
            <text:p>5.29</text:p>
          </table:table-cell>
          <table:table-cell office:value-type="float" office:value="-1.59048771858" calcext:value-type="float">
            <text:p>-1.590487718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5.275" calcext:value-type="float">
            <text:p>5.275</text:p>
          </table:table-cell>
          <table:table-cell office:value-type="float" office:value="-1.57887363434" calcext:value-type="float">
            <text:p>-1.578873634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.258" calcext:value-type="float">
            <text:p>5.258</text:p>
          </table:table-cell>
          <table:table-cell office:value-type="float" office:value="-1.56659889221" calcext:value-type="float">
            <text:p>-1.5665988922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5.242" calcext:value-type="float">
            <text:p>5.242</text:p>
          </table:table-cell>
          <table:table-cell office:value-type="float" office:value="-1.55570197105" calcext:value-type="float">
            <text:p>-1.555701971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5.225" calcext:value-type="float">
            <text:p>5.225</text:p>
          </table:table-cell>
          <table:table-cell office:value-type="float" office:value="-1.54334056377" calcext:value-type="float">
            <text:p>-1.5433405638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5.207" calcext:value-type="float">
            <text:p>5.207</text:p>
          </table:table-cell>
          <table:table-cell office:value-type="float" office:value="-1.53011512756" calcext:value-type="float">
            <text:p>-1.530115127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5.189" calcext:value-type="float">
            <text:p>5.189</text:p>
          </table:table-cell>
          <table:table-cell office:value-type="float" office:value="-1.51792669296" calcext:value-type="float">
            <text:p>-1.51792669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5.169" calcext:value-type="float">
            <text:p>5.169</text:p>
          </table:table-cell>
          <table:table-cell office:value-type="float" office:value="-1.50212740898" calcext:value-type="float">
            <text:p>-1.5021274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147" calcext:value-type="float">
            <text:p>5.147</text:p>
          </table:table-cell>
          <table:table-cell office:value-type="float" office:value="-1.48796701431" calcext:value-type="float">
            <text:p>-1.4879670143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5.126" calcext:value-type="float">
            <text:p>5.126</text:p>
          </table:table-cell>
          <table:table-cell office:value-type="float" office:value="-1.47412919998" calcext:value-type="float">
            <text:p>-1.474129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5.104" calcext:value-type="float">
            <text:p>5.104</text:p>
          </table:table-cell>
          <table:table-cell office:value-type="float" office:value="-1.46413743496" calcext:value-type="float">
            <text:p>-1.464137435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5.081" calcext:value-type="float">
            <text:p>5.081</text:p>
          </table:table-cell>
          <table:table-cell office:value-type="float" office:value="-1.45320665836" calcext:value-type="float">
            <text:p>-1.453206658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5.058" calcext:value-type="float">
            <text:p>5.058</text:p>
          </table:table-cell>
          <table:table-cell office:value-type="float" office:value="-1.44246280193" calcext:value-type="float">
            <text:p>-1.442462801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5.035" calcext:value-type="float">
            <text:p>5.035</text:p>
          </table:table-cell>
          <table:table-cell office:value-type="float" office:value="-1.42797458172" calcext:value-type="float">
            <text:p>-1.427974581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5.012" calcext:value-type="float">
            <text:p>5.012</text:p>
          </table:table-cell>
          <table:table-cell office:value-type="float" office:value="-1.41683387756" calcext:value-type="float">
            <text:p>-1.4168338776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.989" calcext:value-type="float">
            <text:p>4.989</text:p>
          </table:table-cell>
          <table:table-cell office:value-type="float" office:value="-1.40645062923" calcext:value-type="float">
            <text:p>-1.4064506292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965" calcext:value-type="float">
            <text:p>4.965</text:p>
          </table:table-cell>
          <table:table-cell office:value-type="float" office:value="-1.39703977108" calcext:value-type="float">
            <text:p>-1.397039771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.941" calcext:value-type="float">
            <text:p>4.941</text:p>
          </table:table-cell>
          <table:table-cell office:value-type="float" office:value="-1.38821983337" calcext:value-type="float">
            <text:p>-1.38821983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17" calcext:value-type="float">
            <text:p>4.917</text:p>
          </table:table-cell>
          <table:table-cell office:value-type="float" office:value="-1.37806534767" calcext:value-type="float">
            <text:p>-1.3780653477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.892" calcext:value-type="float">
            <text:p>4.892</text:p>
          </table:table-cell>
          <table:table-cell office:value-type="float" office:value="-1.36874032021" calcext:value-type="float">
            <text:p>-1.3687403202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868" calcext:value-type="float">
            <text:p>4.868</text:p>
          </table:table-cell>
          <table:table-cell office:value-type="float" office:value="-1.35783839226" calcext:value-type="float">
            <text:p>-1.3578383923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.842" calcext:value-type="float">
            <text:p>4.842</text:p>
          </table:table-cell>
          <table:table-cell office:value-type="float" office:value="-1.34968757629" calcext:value-type="float">
            <text:p>-1.349687576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.816" calcext:value-type="float">
            <text:p>4.816</text:p>
          </table:table-cell>
          <table:table-cell office:value-type="float" office:value="-1.34032917023" calcext:value-type="float">
            <text:p>-1.340329170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.789" calcext:value-type="float">
            <text:p>4.789</text:p>
          </table:table-cell>
          <table:table-cell office:value-type="float" office:value="-1.33246064186" calcext:value-type="float">
            <text:p>-1.3324606419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.762" calcext:value-type="float">
            <text:p>4.762</text:p>
          </table:table-cell>
          <table:table-cell office:value-type="float" office:value="-1.32403969765" calcext:value-type="float">
            <text:p>-1.324039697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.734" calcext:value-type="float">
            <text:p>4.734</text:p>
          </table:table-cell>
          <table:table-cell office:value-type="float" office:value="-1.31276190281" calcext:value-type="float">
            <text:p>-1.312761902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.706" calcext:value-type="float">
            <text:p>4.706</text:p>
          </table:table-cell>
          <table:table-cell office:value-type="float" office:value="-1.29961335659" calcext:value-type="float">
            <text:p>-1.2996133566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.676" calcext:value-type="float">
            <text:p>4.676</text:p>
          </table:table-cell>
          <table:table-cell office:value-type="float" office:value="-1.28682398796" calcext:value-type="float">
            <text:p>-1.2868239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45" calcext:value-type="float">
            <text:p>4.645</text:p>
          </table:table-cell>
          <table:table-cell office:value-type="float" office:value="-1.27440416813" calcext:value-type="float">
            <text:p>-1.274404168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.612" calcext:value-type="float">
            <text:p>4.612</text:p>
          </table:table-cell>
          <table:table-cell office:value-type="float" office:value="-1.26237094402" calcext:value-type="float">
            <text:p>-1.26237094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.579" calcext:value-type="float">
            <text:p>4.579</text:p>
          </table:table-cell>
          <table:table-cell office:value-type="float" office:value="-1.25695312023" calcext:value-type="float">
            <text:p>-1.256953120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.546" calcext:value-type="float">
            <text:p>4.546</text:p>
          </table:table-cell>
          <table:table-cell office:value-type="float" office:value="-1.24936282635" calcext:value-type="float">
            <text:p>-1.249362826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.513" calcext:value-type="float">
            <text:p>4.513</text:p>
          </table:table-cell>
          <table:table-cell office:value-type="float" office:value="-1.24421072006" calcext:value-type="float">
            <text:p>-1.244210720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.48" calcext:value-type="float">
            <text:p>4.48</text:p>
          </table:table-cell>
          <table:table-cell office:value-type="float" office:value="-1.23614358902" calcext:value-type="float">
            <text:p>-1.23614358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.44" calcext:value-type="float">
            <text:p>4.44</text:p>
          </table:table-cell>
          <table:table-cell office:value-type="float" office:value="-1.2279086113" calcext:value-type="float">
            <text:p>-1.227908611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.412" calcext:value-type="float">
            <text:p>4.412</text:p>
          </table:table-cell>
          <table:table-cell office:value-type="float" office:value="-1.21923315525" calcext:value-type="float">
            <text:p>-1.219233155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.376" calcext:value-type="float">
            <text:p>4.376</text:p>
          </table:table-cell>
          <table:table-cell office:value-type="float" office:value="-1.21008753777" calcext:value-type="float">
            <text:p>-1.2100875378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.342" calcext:value-type="float">
            <text:p>4.342</text:p>
          </table:table-cell>
          <table:table-cell office:value-type="float" office:value="-1.20061266422" calcext:value-type="float">
            <text:p>-1.20061266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06" calcext:value-type="float">
            <text:p>4.306</text:p>
          </table:table-cell>
          <table:table-cell office:value-type="float" office:value="-1.19131839275" calcext:value-type="float">
            <text:p>-1.1913183928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.271" calcext:value-type="float">
            <text:p>4.271</text:p>
          </table:table-cell>
          <table:table-cell office:value-type="float" office:value="-1.1810760498" calcext:value-type="float">
            <text:p>-1.181076049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.237" calcext:value-type="float">
            <text:p>4.237</text:p>
          </table:table-cell>
          <table:table-cell office:value-type="float" office:value="-1.16852200031" calcext:value-type="float">
            <text:p>-1.168522000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.205" calcext:value-type="float">
            <text:p>4.205</text:p>
          </table:table-cell>
          <table:table-cell office:value-type="float" office:value="-1.15240299702" calcext:value-type="float">
            <text:p>-1.15240299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.176" calcext:value-type="float">
            <text:p>4.176</text:p>
          </table:table-cell>
          <table:table-cell office:value-type="float" office:value="-1.10192501545" calcext:value-type="float">
            <text:p>-1.101925015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.147" calcext:value-type="float">
            <text:p>4.147</text:p>
          </table:table-cell>
          <table:table-cell office:value-type="float" office:value="-1.08008050919" calcext:value-type="float">
            <text:p>-1.0800805092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.119" calcext:value-type="float">
            <text:p>4.119</text:p>
          </table:table-cell>
          <table:table-cell office:value-type="float" office:value="-1.06077110767" calcext:value-type="float">
            <text:p>-1.0607711077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.091" calcext:value-type="float">
            <text:p>4.091</text:p>
          </table:table-cell>
          <table:table-cell office:value-type="float" office:value="-1.04140174389" calcext:value-type="float">
            <text:p>-1.041401743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.062" calcext:value-type="float">
            <text:p>4.062</text:p>
          </table:table-cell>
          <table:table-cell office:value-type="float" office:value="-1.03464722633" calcext:value-type="float">
            <text:p>-1.0346472263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.033" calcext:value-type="float">
            <text:p>4.033</text:p>
          </table:table-cell>
          <table:table-cell office:value-type="float" office:value="-1.02491211891" calcext:value-type="float">
            <text:p>-1.0249121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003" calcext:value-type="float">
            <text:p>4.003</text:p>
          </table:table-cell>
          <table:table-cell office:value-type="float" office:value="-1.01289725304" calcext:value-type="float">
            <text:p>-1.01289725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3.973" calcext:value-type="float">
            <text:p>3.973</text:p>
          </table:table-cell>
          <table:table-cell office:value-type="float" office:value="-0.998857200146" calcext:value-type="float">
            <text:p>-0.9988572001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.942" calcext:value-type="float">
            <text:p>3.942</text:p>
          </table:table-cell>
          <table:table-cell office:value-type="float" office:value="-0.98307710886" calcext:value-type="float">
            <text:p>-0.983077108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3.912" calcext:value-type="float">
            <text:p>3.912</text:p>
          </table:table-cell>
          <table:table-cell office:value-type="float" office:value="-0.966158092022" calcext:value-type="float">
            <text:p>-0.966158092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.88" calcext:value-type="float">
            <text:p>3.88</text:p>
          </table:table-cell>
          <table:table-cell office:value-type="float" office:value="-0.950560629368" calcext:value-type="float">
            <text:p>-0.950560629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3.848" calcext:value-type="float">
            <text:p>3.848</text:p>
          </table:table-cell>
          <table:table-cell office:value-type="float" office:value="-0.935761153698" calcext:value-type="float">
            <text:p>-0.935761153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.816" calcext:value-type="float">
            <text:p>3.816</text:p>
          </table:table-cell>
          <table:table-cell office:value-type="float" office:value="-0.91911560297" calcext:value-type="float">
            <text:p>-0.91911560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3.785" calcext:value-type="float">
            <text:p>3.785</text:p>
          </table:table-cell>
          <table:table-cell office:value-type="float" office:value="-0.903859078884" calcext:value-type="float">
            <text:p>-0.9038590789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.753" calcext:value-type="float">
            <text:p>3.753</text:p>
          </table:table-cell>
          <table:table-cell office:value-type="float" office:value="-0.890609025955" calcext:value-type="float">
            <text:p>-0.890609026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3.721" calcext:value-type="float">
            <text:p>3.721</text:p>
          </table:table-cell>
          <table:table-cell office:value-type="float" office:value="-0.879275381565" calcext:value-type="float">
            <text:p>-0.87927538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89" calcext:value-type="float">
            <text:p>3.689</text:p>
          </table:table-cell>
          <table:table-cell office:value-type="float" office:value="-0.866517543793" calcext:value-type="float">
            <text:p>-0.8665175438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3.657" calcext:value-type="float">
            <text:p>3.657</text:p>
          </table:table-cell>
          <table:table-cell office:value-type="float" office:value="-0.859433472157" calcext:value-type="float">
            <text:p>-0.8594334722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.624" calcext:value-type="float">
            <text:p>3.624</text:p>
          </table:table-cell>
          <table:table-cell office:value-type="float" office:value="-0.849732279778" calcext:value-type="float">
            <text:p>-0.8497322798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3.591" calcext:value-type="float">
            <text:p>3.591</text:p>
          </table:table-cell>
          <table:table-cell office:value-type="float" office:value="-0.840194344521" calcext:value-type="float">
            <text:p>-0.8401943445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.557" calcext:value-type="float">
            <text:p>3.557</text:p>
          </table:table-cell>
          <table:table-cell office:value-type="float" office:value="-0.829210519791" calcext:value-type="float">
            <text:p>-0.8292105198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3.524" calcext:value-type="float">
            <text:p>3.524</text:p>
          </table:table-cell>
          <table:table-cell office:value-type="float" office:value="-0.821618020535" calcext:value-type="float">
            <text:p>-0.821618020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.489" calcext:value-type="float">
            <text:p>3.489</text:p>
          </table:table-cell>
          <table:table-cell office:value-type="float" office:value="-0.815627098083" calcext:value-type="float">
            <text:p>-0.8156270981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3.454" calcext:value-type="float">
            <text:p>3.454</text:p>
          </table:table-cell>
          <table:table-cell office:value-type="float" office:value="-0.804901778698" calcext:value-type="float">
            <text:p>-0.804901778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.42" calcext:value-type="float">
            <text:p>3.42</text:p>
          </table:table-cell>
          <table:table-cell office:value-type="float" office:value="-0.79356098175" calcext:value-type="float">
            <text:p>-0.7935609818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3.387" calcext:value-type="float">
            <text:p>3.387</text:p>
          </table:table-cell>
          <table:table-cell office:value-type="float" office:value="-0.774167478085" calcext:value-type="float">
            <text:p>-0.77416747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354" calcext:value-type="float">
            <text:p>3.354</text:p>
          </table:table-cell>
          <table:table-cell office:value-type="float" office:value="-0.755104184151" calcext:value-type="float">
            <text:p>-0.7551041842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3.321" calcext:value-type="float">
            <text:p>3.321</text:p>
          </table:table-cell>
          <table:table-cell office:value-type="float" office:value="-0.741148531437" calcext:value-type="float">
            <text:p>-0.741148531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.287" calcext:value-type="float">
            <text:p>3.287</text:p>
          </table:table-cell>
          <table:table-cell office:value-type="float" office:value="-0.73069113493" calcext:value-type="float">
            <text:p>-0.7306911349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3.253" calcext:value-type="float">
            <text:p>3.253</text:p>
          </table:table-cell>
          <table:table-cell office:value-type="float" office:value="-0.72073662281" calcext:value-type="float">
            <text:p>-0.7207366228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.219" calcext:value-type="float">
            <text:p>3.219</text:p>
          </table:table-cell>
          <table:table-cell office:value-type="float" office:value="-0.711435437202" calcext:value-type="float">
            <text:p>-0.7114354372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3.185" calcext:value-type="float">
            <text:p>3.185</text:p>
          </table:table-cell>
          <table:table-cell office:value-type="float" office:value="-0.700233340263" calcext:value-type="float">
            <text:p>-0.700233340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.152" calcext:value-type="float">
            <text:p>3.152</text:p>
          </table:table-cell>
          <table:table-cell office:value-type="float" office:value="-0.691622674465" calcext:value-type="float">
            <text:p>-0.6916226745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3.12" calcext:value-type="float">
            <text:p>3.12</text:p>
          </table:table-cell>
          <table:table-cell office:value-type="float" office:value="-0.681919932365" calcext:value-type="float">
            <text:p>-0.6819199324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.088" calcext:value-type="float">
            <text:p>3.088</text:p>
          </table:table-cell>
          <table:table-cell office:value-type="float" office:value="-0.671256780624" calcext:value-type="float">
            <text:p>-0.671256780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3.058" calcext:value-type="float">
            <text:p>3.058</text:p>
          </table:table-cell>
          <table:table-cell office:value-type="float" office:value="-0.659874618053" calcext:value-type="float">
            <text:p>-0.65987461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027" calcext:value-type="float">
            <text:p>3.027</text:p>
          </table:table-cell>
          <table:table-cell office:value-type="float" office:value="-0.647600829601" calcext:value-type="float">
            <text:p>-0.6476008296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.997" calcext:value-type="float">
            <text:p>2.997</text:p>
          </table:table-cell>
          <table:table-cell office:value-type="float" office:value="-0.632058739662" calcext:value-type="float">
            <text:p>-0.632058739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967" calcext:value-type="float">
            <text:p>2.967</text:p>
          </table:table-cell>
          <table:table-cell office:value-type="float" office:value="-0.614605307579" calcext:value-type="float">
            <text:p>-0.614605307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.936" calcext:value-type="float">
            <text:p>2.936</text:p>
          </table:table-cell>
          <table:table-cell office:value-type="float" office:value="-0.597259283066" calcext:value-type="float">
            <text:p>-0.597259283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904" calcext:value-type="float">
            <text:p>2.904</text:p>
          </table:table-cell>
          <table:table-cell office:value-type="float" office:value="-0.580075323582" calcext:value-type="float">
            <text:p>-0.5800753236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.869" calcext:value-type="float">
            <text:p>2.869</text:p>
          </table:table-cell>
          <table:table-cell office:value-type="float" office:value="-0.559888422489" calcext:value-type="float">
            <text:p>-0.559888422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.832" calcext:value-type="float">
            <text:p>2.832</text:p>
          </table:table-cell>
          <table:table-cell office:value-type="float" office:value="-0.522265315056" calcext:value-type="float">
            <text:p>-0.5222653151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793" calcext:value-type="float">
            <text:p>2.793</text:p>
          </table:table-cell>
          <table:table-cell office:value-type="float" office:value="-0.492412865162" calcext:value-type="float">
            <text:p>-0.492412865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754" calcext:value-type="float">
            <text:p>2.754</text:p>
          </table:table-cell>
          <table:table-cell office:value-type="float" office:value="-0.469265282154" calcext:value-type="float">
            <text:p>-0.469265282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2.714" calcext:value-type="float">
            <text:p>2.714</text:p>
          </table:table-cell>
          <table:table-cell office:value-type="float" office:value="-0.436761975288" calcext:value-type="float">
            <text:p>-0.43676197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674" calcext:value-type="float">
            <text:p>2.674</text:p>
          </table:table-cell>
          <table:table-cell office:value-type="float" office:value="-0.405431210995" calcext:value-type="float">
            <text:p>-0.405431211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.633" calcext:value-type="float">
            <text:p>2.633</text:p>
          </table:table-cell>
          <table:table-cell office:value-type="float" office:value="-0.387054800987" calcext:value-type="float">
            <text:p>-0.38705480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.591" calcext:value-type="float">
            <text:p>2.591</text:p>
          </table:table-cell>
          <table:table-cell office:value-type="float" office:value="-0.375296026468" calcext:value-type="float">
            <text:p>-0.3752960265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.55" calcext:value-type="float">
            <text:p>2.55</text:p>
          </table:table-cell>
          <table:table-cell office:value-type="float" office:value="-0.3691855371" calcext:value-type="float">
            <text:p>-0.369185537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507" calcext:value-type="float">
            <text:p>2.507</text:p>
          </table:table-cell>
          <table:table-cell office:value-type="float" office:value="-0.364726692438" calcext:value-type="float">
            <text:p>-0.3647266924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.465" calcext:value-type="float">
            <text:p>2.465</text:p>
          </table:table-cell>
          <table:table-cell office:value-type="float" office:value="-0.356607496738" calcext:value-type="float">
            <text:p>-0.356607496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.424" calcext:value-type="float">
            <text:p>2.424</text:p>
          </table:table-cell>
          <table:table-cell office:value-type="float" office:value="-0.341682910919" calcext:value-type="float">
            <text:p>-0.3416829109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.383" calcext:value-type="float">
            <text:p>2.383</text:p>
          </table:table-cell>
          <table:table-cell office:value-type="float" office:value="-0.323395848274" calcext:value-type="float">
            <text:p>-0.323395848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.343" calcext:value-type="float">
            <text:p>2.343</text:p>
          </table:table-cell>
          <table:table-cell office:value-type="float" office:value="-0.311120271683" calcext:value-type="float">
            <text:p>-0.3111202717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.302" calcext:value-type="float">
            <text:p>2.302</text:p>
          </table:table-cell>
          <table:table-cell office:value-type="float" office:value="-0.301454037428" calcext:value-type="float">
            <text:p>-0.301454037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26" calcext:value-type="float">
            <text:p>2.26</text:p>
          </table:table-cell>
          <table:table-cell office:value-type="float" office:value="-0.289909362793" calcext:value-type="float">
            <text:p>-0.2899093628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.218" calcext:value-type="float">
            <text:p>2.218</text:p>
          </table:table-cell>
          <table:table-cell office:value-type="float" office:value="-0.279114872217" calcext:value-type="float">
            <text:p>-0.279114872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.176" calcext:value-type="float">
            <text:p>2.176</text:p>
          </table:table-cell>
          <table:table-cell office:value-type="float" office:value="-0.267267793417" calcext:value-type="float">
            <text:p>-0.2672677934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.135" calcext:value-type="float">
            <text:p>2.135</text:p>
          </table:table-cell>
          <table:table-cell office:value-type="float" office:value="-0.253370851278" calcext:value-type="float">
            <text:p>-0.2533708513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.093" calcext:value-type="float">
            <text:p>2.093</text:p>
          </table:table-cell>
          <table:table-cell office:value-type="float" office:value="-0.244237154722" calcext:value-type="float">
            <text:p>-0.2442371547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.052" calcext:value-type="float">
            <text:p>2.052</text:p>
          </table:table-cell>
          <table:table-cell office:value-type="float" office:value="-0.235747769475" calcext:value-type="float">
            <text:p>-0.2357477695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.012" calcext:value-type="float">
            <text:p>2.012</text:p>
          </table:table-cell>
          <table:table-cell office:value-type="float" office:value="-0.223812192678" calcext:value-type="float">
            <text:p>-0.223812192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1.974" calcext:value-type="float">
            <text:p>1.974</text:p>
          </table:table-cell>
          <table:table-cell office:value-type="float" office:value="-0.206564947963" calcext:value-type="float">
            <text:p>-0.206564948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939" calcext:value-type="float">
            <text:p>1.939</text:p>
          </table:table-cell>
          <table:table-cell office:value-type="float" office:value="-0.174557581544" calcext:value-type="float">
            <text:p>-0.174557581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1.906" calcext:value-type="float">
            <text:p>1.906</text:p>
          </table:table-cell>
          <table:table-cell office:value-type="float" office:value="-0.152979061007" calcext:value-type="float">
            <text:p>-0.1529790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875" calcext:value-type="float">
            <text:p>1.875</text:p>
          </table:table-cell>
          <table:table-cell office:value-type="float" office:value="-0.147299081087" calcext:value-type="float">
            <text:p>-0.1472990811</text:p>
          </table:table-cell>
        </table:table-row>
        <table:table-row table:style-name="ro1">
          <table:table-cell office:value-type="float" office:value="31.0999999999999" calcext:value-type="float">
            <text:p>31.1</text:p>
          </table:table-cell>
          <table:table-cell office:value-type="float" office:value="1.846" calcext:value-type="float">
            <text:p>1.846</text:p>
          </table:table-cell>
          <table:table-cell office:value-type="float" office:value="-0.146392434835" calcext:value-type="float">
            <text:p>-0.1463924348</text:p>
          </table:table-cell>
        </table:table-row>
        <table:table-row table:style-name="ro1">
          <table:table-cell office:value-type="float" office:value="31.1999999999999" calcext:value-type="float">
            <text:p>31.2</text:p>
          </table:table-cell>
          <table:table-cell office:value-type="float" office:value="1.817" calcext:value-type="float">
            <text:p>1.817</text:p>
          </table:table-cell>
          <table:table-cell office:value-type="float" office:value="-0.145938932896" calcext:value-type="float">
            <text:p>-0.1459389329</text:p>
          </table:table-cell>
        </table:table-row>
        <table:table-row table:style-name="ro1">
          <table:table-cell office:value-type="float" office:value="31.2999999999999" calcext:value-type="float">
            <text:p>31.3</text:p>
          </table:table-cell>
          <table:table-cell office:value-type="float" office:value="1.791" calcext:value-type="float">
            <text:p>1.791</text:p>
          </table:table-cell>
          <table:table-cell office:value-type="float" office:value="-0.141662195325" calcext:value-type="float">
            <text:p>-0.1416621953</text:p>
          </table:table-cell>
        </table:table-row>
        <table:table-row table:style-name="ro1">
          <table:table-cell office:value-type="float" office:value="31.3999999999999" calcext:value-type="float">
            <text:p>31.4</text:p>
          </table:table-cell>
          <table:table-cell office:value-type="float" office:value="1.766" calcext:value-type="float">
            <text:p>1.766</text:p>
          </table:table-cell>
          <table:table-cell office:value-type="float" office:value="-0.142185091972" calcext:value-type="float">
            <text:p>-0.142185092</text:p>
          </table:table-cell>
        </table:table-row>
        <table:table-row table:style-name="ro1">
          <table:table-cell office:value-type="float" office:value="31.4999999999999" calcext:value-type="float">
            <text:p>31.5</text:p>
          </table:table-cell>
          <table:table-cell office:value-type="float" office:value="1.744" calcext:value-type="float">
            <text:p>1.744</text:p>
          </table:table-cell>
          <table:table-cell office:value-type="float" office:value="-0.139312624931" calcext:value-type="float">
            <text:p>-0.1393126249</text:p>
          </table:table-cell>
        </table:table-row>
        <table:table-row table:style-name="ro1">
          <table:table-cell office:value-type="float" office:value="31.5999999999999" calcext:value-type="float">
            <text:p>31.6</text:p>
          </table:table-cell>
          <table:table-cell office:value-type="float" office:value="1.722" calcext:value-type="float">
            <text:p>1.722</text:p>
          </table:table-cell>
          <table:table-cell office:value-type="float" office:value="-0.134619608521" calcext:value-type="float">
            <text:p>-0.1346196085</text:p>
          </table:table-cell>
        </table:table-row>
        <table:table-row table:style-name="ro1">
          <table:table-cell office:value-type="float" office:value="31.6999999999999" calcext:value-type="float">
            <text:p>31.7</text:p>
          </table:table-cell>
          <table:table-cell office:value-type="float" office:value="1.702" calcext:value-type="float">
            <text:p>1.702</text:p>
          </table:table-cell>
          <table:table-cell office:value-type="float" office:value="-0.13164678216" calcext:value-type="float">
            <text:p>-0.1316467822</text:p>
          </table:table-cell>
        </table:table-row>
        <table:table-row table:style-name="ro1">
          <table:table-cell office:value-type="float" office:value="31.7999999999999" calcext:value-type="float">
            <text:p>31.8</text:p>
          </table:table-cell>
          <table:table-cell office:value-type="float" office:value="1.684" calcext:value-type="float">
            <text:p>1.684</text:p>
          </table:table-cell>
          <table:table-cell office:value-type="float" office:value="-0.129435256124" calcext:value-type="float">
            <text:p>-0.1294352561</text:p>
          </table:table-cell>
        </table:table-row>
        <table:table-row table:style-name="ro1">
          <table:table-cell office:value-type="float" office:value="31.8999999999999" calcext:value-type="float">
            <text:p>31.9</text:p>
          </table:table-cell>
          <table:table-cell office:value-type="float" office:value="1.666" calcext:value-type="float">
            <text:p>1.666</text:p>
          </table:table-cell>
          <table:table-cell office:value-type="float" office:value="-0.124413117766" calcext:value-type="float">
            <text:p>-0.1244131178</text:p>
          </table:table-cell>
        </table:table-row>
        <table:table-row table:style-name="ro1">
          <table:table-cell office:value-type="float" office:value="31.9999999999999" calcext:value-type="float">
            <text:p>32</text:p>
          </table:table-cell>
          <table:table-cell office:value-type="float" office:value="1.649" calcext:value-type="float">
            <text:p>1.649</text:p>
          </table:table-cell>
          <table:table-cell office:value-type="float" office:value="-0.117774970829" calcext:value-type="float">
            <text:p>-0.1177749708</text:p>
          </table:table-cell>
        </table:table-row>
        <table:table-row table:style-name="ro1">
          <table:table-cell office:value-type="float" office:value="32.0999999999999" calcext:value-type="float">
            <text:p>32.1</text:p>
          </table:table-cell>
          <table:table-cell office:value-type="float" office:value="1.632" calcext:value-type="float">
            <text:p>1.632</text:p>
          </table:table-cell>
          <table:table-cell office:value-type="float" office:value="-0.110945731401" calcext:value-type="float">
            <text:p>-0.1109457314</text:p>
          </table:table-cell>
        </table:table-row>
        <table:table-row table:style-name="ro1">
          <table:table-cell office:value-type="float" office:value="32.1999999999999" calcext:value-type="float">
            <text:p>32.2</text:p>
          </table:table-cell>
          <table:table-cell office:value-type="float" office:value="1.615" calcext:value-type="float">
            <text:p>1.615</text:p>
          </table:table-cell>
          <table:table-cell office:value-type="float" office:value="-0.105760864913" calcext:value-type="float">
            <text:p>-0.1057608649</text:p>
          </table:table-cell>
        </table:table-row>
        <table:table-row table:style-name="ro1">
          <table:table-cell office:value-type="float" office:value="32.2999999999999" calcext:value-type="float">
            <text:p>32.3</text:p>
          </table:table-cell>
          <table:table-cell office:value-type="float" office:value="1.599" calcext:value-type="float">
            <text:p>1.599</text:p>
          </table:table-cell>
          <table:table-cell office:value-type="float" office:value="-0.102885581553" calcext:value-type="float">
            <text:p>-0.1028855816</text:p>
          </table:table-cell>
        </table:table-row>
        <table:table-row table:style-name="ro1">
          <table:table-cell office:value-type="float" office:value="32.3999999999999" calcext:value-type="float">
            <text:p>32.4</text:p>
          </table:table-cell>
          <table:table-cell office:value-type="float" office:value="1.581" calcext:value-type="float">
            <text:p>1.581</text:p>
          </table:table-cell>
          <table:table-cell office:value-type="float" office:value="-0.100047051907" calcext:value-type="float">
            <text:p>-0.1000470519</text:p>
          </table:table-cell>
        </table:table-row>
        <table:table-row table:style-name="ro1">
          <table:table-cell office:value-type="float" office:value="32.4999999999999" calcext:value-type="float">
            <text:p>32.5</text:p>
          </table:table-cell>
          <table:table-cell office:value-type="float" office:value="1.566" calcext:value-type="float">
            <text:p>1.566</text:p>
          </table:table-cell>
          <table:table-cell office:value-type="float" office:value="-0.0983789488673" calcext:value-type="float">
            <text:p>-0.0983789489</text:p>
          </table:table-cell>
        </table:table-row>
        <table:table-row table:style-name="ro1">
          <table:table-cell office:value-type="float" office:value="32.5999999999999" calcext:value-type="float">
            <text:p>32.6</text:p>
          </table:table-cell>
          <table:table-cell office:value-type="float" office:value="1.553" calcext:value-type="float">
            <text:p>1.553</text:p>
          </table:table-cell>
          <table:table-cell office:value-type="float" office:value="-0.0977694094181" calcext:value-type="float">
            <text:p>-0.0977694094</text:p>
          </table:table-cell>
        </table:table-row>
        <table:table-row table:style-name="ro1">
          <table:table-cell office:value-type="float" office:value="32.6999999999999" calcext:value-type="float">
            <text:p>32.7</text:p>
          </table:table-cell>
          <table:table-cell office:value-type="float" office:value="1.542" calcext:value-type="float">
            <text:p>1.542</text:p>
          </table:table-cell>
          <table:table-cell office:value-type="float" office:value="-0.0971513390541" calcext:value-type="float">
            <text:p>-0.0971513391</text:p>
          </table:table-cell>
        </table:table-row>
        <table:table-row table:style-name="ro1">
          <table:table-cell office:value-type="float" office:value="32.7999999999999" calcext:value-type="float">
            <text:p>32.8</text:p>
          </table:table-cell>
          <table:table-cell office:value-type="float" office:value="1.526" calcext:value-type="float">
            <text:p>1.526</text:p>
          </table:table-cell>
          <table:table-cell office:value-type="float" office:value="-0.0974400490522" calcext:value-type="float">
            <text:p>-0.0974400491</text:p>
          </table:table-cell>
        </table:table-row>
        <table:table-row table:style-name="ro1">
          <table:table-cell office:value-type="float" office:value="32.8999999999999" calcext:value-type="float">
            <text:p>32.9</text:p>
          </table:table-cell>
          <table:table-cell office:value-type="float" office:value="1.517" calcext:value-type="float">
            <text:p>1.517</text:p>
          </table:table-cell>
          <table:table-cell office:value-type="float" office:value="-0.100093021989" calcext:value-type="float">
            <text:p>-0.100093022</text:p>
          </table:table-cell>
        </table:table-row>
        <table:table-row table:style-name="ro1">
          <table:table-cell office:value-type="float" office:value="32.9999999999999" calcext:value-type="float">
            <text:p>33</text:p>
          </table:table-cell>
          <table:table-cell office:value-type="float" office:value="1.506" calcext:value-type="float">
            <text:p>1.506</text:p>
          </table:table-cell>
          <table:table-cell office:value-type="float" office:value="-0.102302893996" calcext:value-type="float">
            <text:p>-0.102302894</text:p>
          </table:table-cell>
        </table:table-row>
        <table:table-row table:style-name="ro1">
          <table:table-cell office:value-type="float" office:value="33.0999999999999" calcext:value-type="float">
            <text:p>33.1</text:p>
          </table:table-cell>
          <table:table-cell office:value-type="float" office:value="1.496" calcext:value-type="float">
            <text:p>1.496</text:p>
          </table:table-cell>
          <table:table-cell office:value-type="float" office:value="-0.104047290981" calcext:value-type="float">
            <text:p>-0.104047291</text:p>
          </table:table-cell>
        </table:table-row>
        <table:table-row table:style-name="ro1">
          <table:table-cell office:value-type="float" office:value="33.1999999999999" calcext:value-type="float">
            <text:p>33.2</text:p>
          </table:table-cell>
          <table:table-cell office:value-type="float" office:value="1.487" calcext:value-type="float">
            <text:p>1.487</text:p>
          </table:table-cell>
          <table:table-cell office:value-type="float" office:value="-0.107434689999" calcext:value-type="float">
            <text:p>-0.10743469</text:p>
          </table:table-cell>
        </table:table-row>
        <table:table-row table:style-name="ro1">
          <table:table-cell office:value-type="float" office:value="33.2999999999999" calcext:value-type="float">
            <text:p>33.3</text:p>
          </table:table-cell>
          <table:table-cell office:value-type="float" office:value="1.48" calcext:value-type="float">
            <text:p>1.48</text:p>
          </table:table-cell>
          <table:table-cell office:value-type="float" office:value="-0.112023018301" calcext:value-type="float">
            <text:p>-0.1120230183</text:p>
          </table:table-cell>
        </table:table-row>
        <table:table-row table:style-name="ro1">
          <table:table-cell office:value-type="float" office:value="33.3999999999999" calcext:value-type="float">
            <text:p>33.4</text:p>
          </table:table-cell>
          <table:table-cell office:value-type="float" office:value="1.474" calcext:value-type="float">
            <text:p>1.474</text:p>
          </table:table-cell>
          <table:table-cell office:value-type="float" office:value="-0.116749145091" calcext:value-type="float">
            <text:p>-0.1167491451</text:p>
          </table:table-cell>
        </table:table-row>
        <table:table-row table:style-name="ro1">
          <table:table-cell office:value-type="float" office:value="33.4999999999999" calcext:value-type="float">
            <text:p>33.5</text:p>
          </table:table-cell>
          <table:table-cell office:value-type="float" office:value="1.468" calcext:value-type="float">
            <text:p>1.468</text:p>
          </table:table-cell>
          <table:table-cell office:value-type="float" office:value="-0.120779499412" calcext:value-type="float">
            <text:p>-0.1207794994</text:p>
          </table:table-cell>
        </table:table-row>
        <table:table-row table:style-name="ro1">
          <table:table-cell office:value-type="float" office:value="33.5999999999999" calcext:value-type="float">
            <text:p>33.6</text:p>
          </table:table-cell>
          <table:table-cell office:value-type="float" office:value="1.463" calcext:value-type="float">
            <text:p>1.463</text:p>
          </table:table-cell>
          <table:table-cell office:value-type="float" office:value="-0.124355301261" calcext:value-type="float">
            <text:p>-0.1243553013</text:p>
          </table:table-cell>
        </table:table-row>
        <table:table-row table:style-name="ro1">
          <table:table-cell office:value-type="float" office:value="33.6999999999999" calcext:value-type="float">
            <text:p>33.7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27478376031" calcext:value-type="float">
            <text:p>-0.127478376</text:p>
          </table:table-cell>
        </table:table-row>
        <table:table-row table:style-name="ro1">
          <table:table-cell office:value-type="float" office:value="33.7999999999999" calcext:value-type="float">
            <text:p>33.8</text:p>
          </table:table-cell>
          <table:table-cell office:value-type="float" office:value="1.455" calcext:value-type="float">
            <text:p>1.455</text:p>
          </table:table-cell>
          <table:table-cell office:value-type="float" office:value="-0.130319148302" calcext:value-type="float">
            <text:p>-0.1303191483</text:p>
          </table:table-cell>
        </table:table-row>
        <table:table-row table:style-name="ro1">
          <table:table-cell office:value-type="float" office:value="33.8999999999999" calcext:value-type="float">
            <text:p>33.9</text:p>
          </table:table-cell>
          <table:table-cell office:value-type="float" office:value="1.452" calcext:value-type="float">
            <text:p>1.452</text:p>
          </table:table-cell>
          <table:table-cell office:value-type="float" office:value="-0.132628917694" calcext:value-type="float">
            <text:p>-0.1326289177</text:p>
          </table:table-cell>
        </table:table-row>
        <table:table-row table:style-name="ro1">
          <table:table-cell office:value-type="float" office:value="33.9999999999999" calcext:value-type="float">
            <text:p>34</text:p>
          </table:table-cell>
          <table:table-cell office:value-type="float" office:value="1.449" calcext:value-type="float">
            <text:p>1.449</text:p>
          </table:table-cell>
          <table:table-cell office:value-type="float" office:value="-0.135641172528" calcext:value-type="float">
            <text:p>-0.1356411725</text:p>
          </table:table-cell>
        </table:table-row>
        <table:table-row table:style-name="ro1">
          <table:table-cell office:value-type="float" office:value="34.0999999999999" calcext:value-type="float">
            <text:p>34.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140053153038" calcext:value-type="float">
            <text:p>-0.140053153</text:p>
          </table:table-cell>
        </table:table-row>
        <table:table-row table:style-name="ro1">
          <table:table-cell office:value-type="float" office:value="34.1999999999999" calcext:value-type="float">
            <text:p>34.2</text:p>
          </table:table-cell>
          <table:table-cell office:value-type="float" office:value="1.445" calcext:value-type="float">
            <text:p>1.445</text:p>
          </table:table-cell>
          <table:table-cell office:value-type="float" office:value="-0.144411802292" calcext:value-type="float">
            <text:p>-0.1444118023</text:p>
          </table:table-cell>
        </table:table-row>
        <table:table-row table:style-name="ro1">
          <table:table-cell office:value-type="float" office:value="34.2999999999999" calcext:value-type="float">
            <text:p>34.3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50041282177" calcext:value-type="float">
            <text:p>-0.1500412822</text:p>
          </table:table-cell>
        </table:table-row>
        <table:table-row table:style-name="ro1">
          <table:table-cell office:value-type="float" office:value="34.3999999999999" calcext:value-type="float">
            <text:p>34.4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57388865948" calcext:value-type="float">
            <text:p>-0.1573888659</text:p>
          </table:table-cell>
        </table:table-row>
        <table:table-row table:style-name="ro1">
          <table:table-cell office:value-type="float" office:value="34.4999999999999" calcext:value-type="float">
            <text:p>34.5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64152249694" calcext:value-type="float">
            <text:p>-0.1641522497</text:p>
          </table:table-cell>
        </table:table-row>
        <table:table-row table:style-name="ro1">
          <table:table-cell office:value-type="float" office:value="34.5999999999999" calcext:value-type="float">
            <text:p>34.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71583801508" calcext:value-type="float">
            <text:p>-0.1715838015</text:p>
          </table:table-cell>
        </table:table-row>
        <table:table-row table:style-name="ro1">
          <table:table-cell office:value-type="float" office:value="34.6999999999999" calcext:value-type="float">
            <text:p>34.7</text:p>
          </table:table-cell>
          <table:table-cell office:value-type="float" office:value="1.445" calcext:value-type="float">
            <text:p>1.445</text:p>
          </table:table-cell>
          <table:table-cell office:value-type="float" office:value="-0.179098531604" calcext:value-type="float">
            <text:p>-0.1790985316</text:p>
          </table:table-cell>
        </table:table-row>
        <table:table-row table:style-name="ro1">
          <table:table-cell office:value-type="float" office:value="34.7999999999999" calcext:value-type="float">
            <text:p>34.8</text:p>
          </table:table-cell>
          <table:table-cell office:value-type="float" office:value="1.447" calcext:value-type="float">
            <text:p>1.447</text:p>
          </table:table-cell>
          <table:table-cell office:value-type="float" office:value="-0.185644730926" calcext:value-type="float">
            <text:p>-0.1856447309</text:p>
          </table:table-cell>
        </table:table-row>
        <table:table-row table:style-name="ro1">
          <table:table-cell office:value-type="float" office:value="34.8999999999999" calcext:value-type="float">
            <text:p>34.9</text:p>
          </table:table-cell>
          <table:table-cell office:value-type="float" office:value="1.449" calcext:value-type="float">
            <text:p>1.449</text:p>
          </table:table-cell>
          <table:table-cell office:value-type="float" office:value="-0.192300885916" calcext:value-type="float">
            <text:p>-0.1923008859</text:p>
          </table:table-cell>
        </table:table-row>
        <table:table-row table:style-name="ro1">
          <table:table-cell office:value-type="float" office:value="34.9999999999999" calcext:value-type="float">
            <text:p>35</text:p>
          </table:table-cell>
          <table:table-cell office:value-type="float" office:value="1.452" calcext:value-type="float">
            <text:p>1.452</text:p>
          </table:table-cell>
          <table:table-cell office:value-type="float" office:value="-0.199694305658" calcext:value-type="float">
            <text:p>-0.1996943057</text:p>
          </table:table-cell>
        </table:table-row>
        <table:table-row table:style-name="ro1">
          <table:table-cell office:value-type="float" office:value="35.0999999999999" calcext:value-type="float">
            <text:p>35.1</text:p>
          </table:table-cell>
          <table:table-cell office:value-type="float" office:value="1.455" calcext:value-type="float">
            <text:p>1.455</text:p>
          </table:table-cell>
          <table:table-cell office:value-type="float" office:value="-0.207058489323" calcext:value-type="float">
            <text:p>-0.2070584893</text:p>
          </table:table-cell>
        </table:table-row>
        <table:table-row table:style-name="ro1">
          <table:table-cell office:value-type="float" office:value="35.1999999999999" calcext:value-type="float">
            <text:p>35.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211999952793" calcext:value-type="float">
            <text:p>-0.2119999528</text:p>
          </table:table-cell>
        </table:table-row>
        <table:table-row table:style-name="ro1">
          <table:table-cell office:value-type="float" office:value="35.2999999999999" calcext:value-type="float">
            <text:p>35.3</text:p>
          </table:table-cell>
          <table:table-cell office:value-type="float" office:value="1.462" calcext:value-type="float">
            <text:p>1.462</text:p>
          </table:table-cell>
          <table:table-cell office:value-type="float" office:value="-0.218027949333" calcext:value-type="float">
            <text:p>-0.2180279493</text:p>
          </table:table-cell>
        </table:table-row>
        <table:table-row table:style-name="ro1">
          <table:table-cell office:value-type="float" office:value="35.3999999999999" calcext:value-type="float">
            <text:p>35.4</text:p>
          </table:table-cell>
          <table:table-cell office:value-type="float" office:value="1.467" calcext:value-type="float">
            <text:p>1.467</text:p>
          </table:table-cell>
          <table:table-cell office:value-type="float" office:value="-0.225480899215" calcext:value-type="float">
            <text:p>-0.2254808992</text:p>
          </table:table-cell>
        </table:table-row>
        <table:table-row table:style-name="ro1">
          <table:table-cell office:value-type="float" office:value="35.4999999999999" calcext:value-type="float">
            <text:p>35.5</text:p>
          </table:table-cell>
          <table:table-cell office:value-type="float" office:value="1.472" calcext:value-type="float">
            <text:p>1.472</text:p>
          </table:table-cell>
          <table:table-cell office:value-type="float" office:value="-0.232810690999" calcext:value-type="float">
            <text:p>-0.232810691</text:p>
          </table:table-cell>
        </table:table-row>
        <table:table-row table:style-name="ro1">
          <table:table-cell office:value-type="float" office:value="35.5999999999999" calcext:value-type="float">
            <text:p>35.6</text:p>
          </table:table-cell>
          <table:table-cell office:value-type="float" office:value="1.478" calcext:value-type="float">
            <text:p>1.478</text:p>
          </table:table-cell>
          <table:table-cell office:value-type="float" office:value="-0.239810615778" calcext:value-type="float">
            <text:p>-0.2398106158</text:p>
          </table:table-cell>
        </table:table-row>
        <table:table-row table:style-name="ro1">
          <table:table-cell office:value-type="float" office:value="35.6999999999999" calcext:value-type="float">
            <text:p>35.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46443361044" calcext:value-type="float">
            <text:p>-0.246443361</text:p>
          </table:table-cell>
        </table:table-row>
        <table:table-row table:style-name="ro1">
          <table:table-cell office:value-type="float" office:value="35.7999999999999" calcext:value-type="float">
            <text:p>35.8</text:p>
          </table:table-cell>
          <table:table-cell office:value-type="float" office:value="1.49" calcext:value-type="float">
            <text:p>1.49</text:p>
          </table:table-cell>
          <table:table-cell office:value-type="float" office:value="-0.253373861313" calcext:value-type="float">
            <text:p>-0.2533738613</text:p>
          </table:table-cell>
        </table:table-row>
        <table:table-row table:style-name="ro1">
          <table:table-cell office:value-type="float" office:value="35.8999999999999" calcext:value-type="float">
            <text:p>35.9</text:p>
          </table:table-cell>
          <table:table-cell office:value-type="float" office:value="1.497" calcext:value-type="float">
            <text:p>1.497</text:p>
          </table:table-cell>
          <table:table-cell office:value-type="float" office:value="-0.26093173027" calcext:value-type="float">
            <text:p>-0.2609317303</text:p>
          </table:table-cell>
        </table:table-row>
        <table:table-row table:style-name="ro1">
          <table:table-cell office:value-type="float" office:value="35.9999999999998" calcext:value-type="float">
            <text:p>36</text:p>
          </table:table-cell>
          <table:table-cell office:value-type="float" office:value="1.505" calcext:value-type="float">
            <text:p>1.505</text:p>
          </table:table-cell>
          <table:table-cell office:value-type="float" office:value="-0.268571734428" calcext:value-type="float">
            <text:p>-0.2685717344</text:p>
          </table:table-cell>
        </table:table-row>
        <table:table-row table:style-name="ro1">
          <table:table-cell office:value-type="float" office:value="36.0999999999999" calcext:value-type="float">
            <text:p>36.1</text:p>
          </table:table-cell>
          <table:table-cell office:value-type="float" office:value="1.512" calcext:value-type="float">
            <text:p>1.512</text:p>
          </table:table-cell>
          <table:table-cell office:value-type="float" office:value="-0.276067912579" calcext:value-type="float">
            <text:p>-0.2760679126</text:p>
          </table:table-cell>
        </table:table-row>
        <table:table-row table:style-name="ro1">
          <table:table-cell office:value-type="float" office:value="36.1999999999998" calcext:value-type="float">
            <text:p>36.2</text:p>
          </table:table-cell>
          <table:table-cell office:value-type="float" office:value="1.52" calcext:value-type="float">
            <text:p>1.52</text:p>
          </table:table-cell>
          <table:table-cell office:value-type="float" office:value="-0.28369987011" calcext:value-type="float">
            <text:p>-0.2836998701</text:p>
          </table:table-cell>
        </table:table-row>
        <table:table-row table:style-name="ro1">
          <table:table-cell office:value-type="float" office:value="36.2999999999998" calcext:value-type="float">
            <text:p>36.3</text:p>
          </table:table-cell>
          <table:table-cell office:value-type="float" office:value="1.529" calcext:value-type="float">
            <text:p>1.529</text:p>
          </table:table-cell>
          <table:table-cell office:value-type="float" office:value="-0.291312992573" calcext:value-type="float">
            <text:p>-0.2913129926</text:p>
          </table:table-cell>
        </table:table-row>
        <table:table-row table:style-name="ro1">
          <table:table-cell office:value-type="float" office:value="36.3999999999998" calcext:value-type="float">
            <text:p>36.4</text:p>
          </table:table-cell>
          <table:table-cell office:value-type="float" office:value="1.538" calcext:value-type="float">
            <text:p>1.538</text:p>
          </table:table-cell>
          <table:table-cell office:value-type="float" office:value="-0.298933207989" calcext:value-type="float">
            <text:p>-0.298933208</text:p>
          </table:table-cell>
        </table:table-row>
        <table:table-row table:style-name="ro1">
          <table:table-cell office:value-type="float" office:value="36.4999999999998" calcext:value-type="float">
            <text:p>36.5</text:p>
          </table:table-cell>
          <table:table-cell office:value-type="float" office:value="1.547" calcext:value-type="float">
            <text:p>1.547</text:p>
          </table:table-cell>
          <table:table-cell office:value-type="float" office:value="-0.306238561869" calcext:value-type="float">
            <text:p>-0.3062385619</text:p>
          </table:table-cell>
        </table:table-row>
        <table:table-row table:style-name="ro1">
          <table:table-cell office:value-type="float" office:value="36.5999999999998" calcext:value-type="float">
            <text:p>36.6</text:p>
          </table:table-cell>
          <table:table-cell office:value-type="float" office:value="1.557" calcext:value-type="float">
            <text:p>1.557</text:p>
          </table:table-cell>
          <table:table-cell office:value-type="float" office:value="-0.313783556223" calcext:value-type="float">
            <text:p>-0.3137835562</text:p>
          </table:table-cell>
        </table:table-row>
        <table:table-row table:style-name="ro1">
          <table:table-cell office:value-type="float" office:value="36.6999999999998" calcext:value-type="float">
            <text:p>36.7</text:p>
          </table:table-cell>
          <table:table-cell office:value-type="float" office:value="1.567" calcext:value-type="float">
            <text:p>1.567</text:p>
          </table:table-cell>
          <table:table-cell office:value-type="float" office:value="-0.320745199919" calcext:value-type="float">
            <text:p>-0.3207451999</text:p>
          </table:table-cell>
        </table:table-row>
        <table:table-row table:style-name="ro1">
          <table:table-cell office:value-type="float" office:value="36.7999999999998" calcext:value-type="float">
            <text:p>36.8</text:p>
          </table:table-cell>
          <table:table-cell office:value-type="float" office:value="1.577" calcext:value-type="float">
            <text:p>1.577</text:p>
          </table:table-cell>
          <table:table-cell office:value-type="float" office:value="-0.327659398317" calcext:value-type="float">
            <text:p>-0.3276593983</text:p>
          </table:table-cell>
        </table:table-row>
        <table:table-row table:style-name="ro1">
          <table:table-cell office:value-type="float" office:value="36.8999999999998" calcext:value-type="float">
            <text:p>36.9</text:p>
          </table:table-cell>
          <table:table-cell office:value-type="float" office:value="1.588" calcext:value-type="float">
            <text:p>1.588</text:p>
          </table:table-cell>
          <table:table-cell office:value-type="float" office:value="-0.335053890944" calcext:value-type="float">
            <text:p>-0.3350538909</text:p>
          </table:table-cell>
        </table:table-row>
        <table:table-row table:style-name="ro1">
          <table:table-cell office:value-type="float" office:value="36.9999999999998" calcext:value-type="float">
            <text:p>37</text:p>
          </table:table-cell>
          <table:table-cell office:value-type="float" office:value="1.6" calcext:value-type="float">
            <text:p>1.6</text:p>
          </table:table-cell>
          <table:table-cell office:value-type="float" office:value="-0.342659652233" calcext:value-type="float">
            <text:p>-0.3426596522</text:p>
          </table:table-cell>
        </table:table-row>
        <table:table-row table:style-name="ro1">
          <table:table-cell office:value-type="float" office:value="37.0999999999998" calcext:value-type="float">
            <text:p>37.1</text:p>
          </table:table-cell>
          <table:table-cell office:value-type="float" office:value="1.611" calcext:value-type="float">
            <text:p>1.611</text:p>
          </table:table-cell>
          <table:table-cell office:value-type="float" office:value="-0.349338144064" calcext:value-type="float">
            <text:p>-0.3493381441</text:p>
          </table:table-cell>
        </table:table-row>
        <table:table-row table:style-name="ro1">
          <table:table-cell office:value-type="float" office:value="37.1999999999998" calcext:value-type="float">
            <text:p>37.2</text:p>
          </table:table-cell>
          <table:table-cell office:value-type="float" office:value="1.623" calcext:value-type="float">
            <text:p>1.623</text:p>
          </table:table-cell>
          <table:table-cell office:value-type="float" office:value="-0.356561511755" calcext:value-type="float">
            <text:p>-0.3565615118</text:p>
          </table:table-cell>
        </table:table-row>
        <table:table-row table:style-name="ro1">
          <table:table-cell office:value-type="float" office:value="37.2999999999998" calcext:value-type="float">
            <text:p>37.3</text:p>
          </table:table-cell>
          <table:table-cell office:value-type="float" office:value="1.636" calcext:value-type="float">
            <text:p>1.636</text:p>
          </table:table-cell>
          <table:table-cell office:value-type="float" office:value="-0.364128798246" calcext:value-type="float">
            <text:p>-0.3641287982</text:p>
          </table:table-cell>
        </table:table-row>
        <table:table-row table:style-name="ro1">
          <table:table-cell office:value-type="float" office:value="37.3999999999998" calcext:value-type="float">
            <text:p>37.4</text:p>
          </table:table-cell>
          <table:table-cell office:value-type="float" office:value="1.648" calcext:value-type="float">
            <text:p>1.648</text:p>
          </table:table-cell>
          <table:table-cell office:value-type="float" office:value="-0.371885597706" calcext:value-type="float">
            <text:p>-0.3718855977</text:p>
          </table:table-cell>
        </table:table-row>
        <table:table-row table:style-name="ro1">
          <table:table-cell office:value-type="float" office:value="37.4999999999998" calcext:value-type="float">
            <text:p>37.5</text:p>
          </table:table-cell>
          <table:table-cell office:value-type="float" office:value="1.661" calcext:value-type="float">
            <text:p>1.661</text:p>
          </table:table-cell>
          <table:table-cell office:value-type="float" office:value="-0.379954248667" calcext:value-type="float">
            <text:p>-0.3799542487</text:p>
          </table:table-cell>
        </table:table-row>
        <table:table-row table:style-name="ro1">
          <table:table-cell office:value-type="float" office:value="37.5999999999998" calcext:value-type="float">
            <text:p>37.6</text:p>
          </table:table-cell>
          <table:table-cell office:value-type="float" office:value="1.675" calcext:value-type="float">
            <text:p>1.675</text:p>
          </table:table-cell>
          <table:table-cell office:value-type="float" office:value="-0.38785225153" calcext:value-type="float">
            <text:p>-0.3878522515</text:p>
          </table:table-cell>
        </table:table-row>
        <table:table-row table:style-name="ro1">
          <table:table-cell office:value-type="float" office:value="37.6999999999998" calcext:value-type="float">
            <text:p>37.7</text:p>
          </table:table-cell>
          <table:table-cell office:value-type="float" office:value="1.688" calcext:value-type="float">
            <text:p>1.688</text:p>
          </table:table-cell>
          <table:table-cell office:value-type="float" office:value="-0.394912809134" calcext:value-type="float">
            <text:p>-0.3949128091</text:p>
          </table:table-cell>
        </table:table-row>
        <table:table-row table:style-name="ro1">
          <table:table-cell office:value-type="float" office:value="37.7999999999998" calcext:value-type="float">
            <text:p>37.8</text:p>
          </table:table-cell>
          <table:table-cell office:value-type="float" office:value="1.703" calcext:value-type="float">
            <text:p>1.703</text:p>
          </table:table-cell>
          <table:table-cell office:value-type="float" office:value="-0.401430696249" calcext:value-type="float">
            <text:p>-0.4014306962</text:p>
          </table:table-cell>
        </table:table-row>
        <table:table-row table:style-name="ro1">
          <table:table-cell office:value-type="float" office:value="37.8999999999998" calcext:value-type="float">
            <text:p>37.9</text:p>
          </table:table-cell>
          <table:table-cell office:value-type="float" office:value="1.717" calcext:value-type="float">
            <text:p>1.717</text:p>
          </table:table-cell>
          <table:table-cell office:value-type="float" office:value="-0.409107476473" calcext:value-type="float">
            <text:p>-0.4091074765</text:p>
          </table:table-cell>
        </table:table-row>
        <table:table-row table:style-name="ro1">
          <table:table-cell office:value-type="float" office:value="37.9999999999998" calcext:value-type="float">
            <text:p>38</text:p>
          </table:table-cell>
          <table:table-cell office:value-type="float" office:value="1.731" calcext:value-type="float">
            <text:p>1.731</text:p>
          </table:table-cell>
          <table:table-cell office:value-type="float" office:value="-0.417118579149" calcext:value-type="float">
            <text:p>-0.4171185791</text:p>
          </table:table-cell>
        </table:table-row>
        <table:table-row table:style-name="ro1">
          <table:table-cell office:value-type="float" office:value="38.0999999999998" calcext:value-type="float">
            <text:p>38.1</text:p>
          </table:table-cell>
          <table:table-cell office:value-type="float" office:value="1.745" calcext:value-type="float">
            <text:p>1.745</text:p>
          </table:table-cell>
          <table:table-cell office:value-type="float" office:value="-0.424200803041" calcext:value-type="float">
            <text:p>-0.424200803</text:p>
          </table:table-cell>
        </table:table-row>
        <table:table-row table:style-name="ro1">
          <table:table-cell office:value-type="float" office:value="38.1999999999998" calcext:value-type="float">
            <text:p>38.2</text:p>
          </table:table-cell>
          <table:table-cell office:value-type="float" office:value="1.759" calcext:value-type="float">
            <text:p>1.759</text:p>
          </table:table-cell>
          <table:table-cell office:value-type="float" office:value="-0.430885791779" calcext:value-type="float">
            <text:p>-0.4308857918</text:p>
          </table:table-cell>
        </table:table-row>
        <table:table-row table:style-name="ro1">
          <table:table-cell office:value-type="float" office:value="38.2999999999998" calcext:value-type="float">
            <text:p>38.3</text:p>
          </table:table-cell>
          <table:table-cell office:value-type="float" office:value="1.773" calcext:value-type="float">
            <text:p>1.773</text:p>
          </table:table-cell>
          <table:table-cell office:value-type="float" office:value="-0.438067525625" calcext:value-type="float">
            <text:p>-0.4380675256</text:p>
          </table:table-cell>
        </table:table-row>
        <table:table-row table:style-name="ro1">
          <table:table-cell office:value-type="float" office:value="38.3999999999998" calcext:value-type="float">
            <text:p>38.4</text:p>
          </table:table-cell>
          <table:table-cell office:value-type="float" office:value="1.788" calcext:value-type="float">
            <text:p>1.788</text:p>
          </table:table-cell>
          <table:table-cell office:value-type="float" office:value="-0.444898307323" calcext:value-type="float">
            <text:p>-0.4448983073</text:p>
          </table:table-cell>
        </table:table-row>
        <table:table-row table:style-name="ro1">
          <table:table-cell office:value-type="float" office:value="38.4999999999998" calcext:value-type="float">
            <text:p>38.5</text:p>
          </table:table-cell>
          <table:table-cell office:value-type="float" office:value="1.802" calcext:value-type="float">
            <text:p>1.802</text:p>
          </table:table-cell>
          <table:table-cell office:value-type="float" office:value="-0.452057391405" calcext:value-type="float">
            <text:p>-0.4520573914</text:p>
          </table:table-cell>
        </table:table-row>
        <table:table-row table:style-name="ro1">
          <table:table-cell office:value-type="float" office:value="38.5999999999998" calcext:value-type="float">
            <text:p>38.6</text:p>
          </table:table-cell>
          <table:table-cell office:value-type="float" office:value="1.817" calcext:value-type="float">
            <text:p>1.817</text:p>
          </table:table-cell>
          <table:table-cell office:value-type="float" office:value="-0.458704203367" calcext:value-type="float">
            <text:p>-0.4587042034</text:p>
          </table:table-cell>
        </table:table-row>
        <table:table-row table:style-name="ro1">
          <table:table-cell office:value-type="float" office:value="38.6999999999998" calcext:value-type="float">
            <text:p>38.7</text:p>
          </table:table-cell>
          <table:table-cell office:value-type="float" office:value="1.832" calcext:value-type="float">
            <text:p>1.832</text:p>
          </table:table-cell>
          <table:table-cell office:value-type="float" office:value="-0.46549475193" calcext:value-type="float">
            <text:p>-0.4654947519</text:p>
          </table:table-cell>
        </table:table-row>
        <table:table-row table:style-name="ro1">
          <table:table-cell office:value-type="float" office:value="38.7999999999998" calcext:value-type="float">
            <text:p>38.8</text:p>
          </table:table-cell>
          <table:table-cell office:value-type="float" office:value="1.846" calcext:value-type="float">
            <text:p>1.846</text:p>
          </table:table-cell>
          <table:table-cell office:value-type="float" office:value="-0.470943659544" calcext:value-type="float">
            <text:p>-0.4709436595</text:p>
          </table:table-cell>
        </table:table-row>
        <table:table-row table:style-name="ro1">
          <table:table-cell office:value-type="float" office:value="38.8999999999998" calcext:value-type="float">
            <text:p>38.9</text:p>
          </table:table-cell>
          <table:table-cell office:value-type="float" office:value="1.86" calcext:value-type="float">
            <text:p>1.86</text:p>
          </table:table-cell>
          <table:table-cell office:value-type="float" office:value="-0.474605292082" calcext:value-type="float">
            <text:p>-0.4746052921</text:p>
          </table:table-cell>
        </table:table-row>
        <table:table-row table:style-name="ro1">
          <table:table-cell office:value-type="float" office:value="38.9999999999998" calcext:value-type="float">
            <text:p>39</text:p>
          </table:table-cell>
          <table:table-cell office:value-type="float" office:value="1.872" calcext:value-type="float">
            <text:p>1.872</text:p>
          </table:table-cell>
          <table:table-cell office:value-type="float" office:value="-0.479658424854" calcext:value-type="float">
            <text:p>-0.4796584249</text:p>
          </table:table-cell>
        </table:table-row>
        <table:table-row table:style-name="ro1">
          <table:table-cell office:value-type="float" office:value="39.0999999999998" calcext:value-type="float">
            <text:p>39.1</text:p>
          </table:table-cell>
          <table:table-cell office:value-type="float" office:value="1.884" calcext:value-type="float">
            <text:p>1.884</text:p>
          </table:table-cell>
          <table:table-cell office:value-type="float" office:value="-0.486325234175" calcext:value-type="float">
            <text:p>-0.4863252342</text:p>
          </table:table-cell>
        </table:table-row>
        <table:table-row table:style-name="ro1">
          <table:table-cell office:value-type="float" office:value="39.1999999999998" calcext:value-type="float">
            <text:p>39.2</text:p>
          </table:table-cell>
          <table:table-cell office:value-type="float" office:value="1.894" calcext:value-type="float">
            <text:p>1.894</text:p>
          </table:table-cell>
          <table:table-cell office:value-type="float" office:value="-0.49028930068" calcext:value-type="float">
            <text:p>-0.4902893007</text:p>
          </table:table-cell>
        </table:table-row>
        <table:table-row table:style-name="ro1">
          <table:table-cell office:value-type="float" office:value="39.2999999999998" calcext:value-type="float">
            <text:p>39.3</text:p>
          </table:table-cell>
          <table:table-cell office:value-type="float" office:value="1.901" calcext:value-type="float">
            <text:p>1.901</text:p>
          </table:table-cell>
          <table:table-cell office:value-type="float" office:value="-0.488610953093" calcext:value-type="float">
            <text:p>-0.4886109531</text:p>
          </table:table-cell>
        </table:table-row>
        <table:table-row table:style-name="ro1">
          <table:table-cell office:value-type="float" office:value="39.3999999999998" calcext:value-type="float">
            <text:p>39.4</text:p>
          </table:table-cell>
          <table:table-cell office:value-type="float" office:value="1.904" calcext:value-type="float">
            <text:p>1.904</text:p>
          </table:table-cell>
          <table:table-cell office:value-type="float" office:value="-0.491272091866" calcext:value-type="float">
            <text:p>-0.4912720919</text:p>
          </table:table-cell>
        </table:table-row>
        <table:table-row table:style-name="ro1">
          <table:table-cell office:value-type="float" office:value="39.4999999999998" calcext:value-type="float">
            <text:p>39.5</text:p>
          </table:table-cell>
          <table:table-cell office:value-type="float" office:value="1.903" calcext:value-type="float">
            <text:p>1.903</text:p>
          </table:table-cell>
          <table:table-cell office:value-type="float" office:value="-0.497324854136" calcext:value-type="float">
            <text:p>-0.4973248541</text:p>
          </table:table-cell>
        </table:table-row>
        <table:table-row table:style-name="ro1">
          <table:table-cell office:value-type="float" office:value="39.5999999999998" calcext:value-type="float">
            <text:p>39.6</text:p>
          </table:table-cell>
          <table:table-cell office:value-type="float" office:value="1.902" calcext:value-type="float">
            <text:p>1.902</text:p>
          </table:table-cell>
          <table:table-cell office:value-type="float" office:value="-0.502898812294" calcext:value-type="float">
            <text:p>-0.5028988123</text:p>
          </table:table-cell>
        </table:table-row>
        <table:table-row table:style-name="ro1">
          <table:table-cell office:value-type="float" office:value="39.6999999999998" calcext:value-type="float">
            <text:p>39.7</text:p>
          </table:table-cell>
          <table:table-cell office:value-type="float" office:value="1.9" calcext:value-type="float">
            <text:p>1.9</text:p>
          </table:table-cell>
          <table:table-cell office:value-type="float" office:value="-0.501233100891" calcext:value-type="float">
            <text:p>-0.5012331009</text:p>
          </table:table-cell>
        </table:table-row>
        <table:table-row table:style-name="ro1">
          <table:table-cell office:value-type="float" office:value="39.7999999999998" calcext:value-type="float">
            <text:p>39.8</text:p>
          </table:table-cell>
          <table:table-cell office:value-type="float" office:value="1.898" calcext:value-type="float">
            <text:p>1.898</text:p>
          </table:table-cell>
          <table:table-cell office:value-type="float" office:value="-0.499910801649" calcext:value-type="float">
            <text:p>-0.4999108016</text:p>
          </table:table-cell>
        </table:table-row>
        <table:table-row table:style-name="ro1">
          <table:table-cell office:value-type="float" office:value="39.8999999999998" calcext:value-type="float">
            <text:p>39.9</text:p>
          </table:table-cell>
          <table:table-cell office:value-type="float" office:value="1.896" calcext:value-type="float">
            <text:p>1.896</text:p>
          </table:table-cell>
          <table:table-cell office:value-type="float" office:value="-0.499994754791" calcext:value-type="float">
            <text:p>-0.4999947548</text:p>
          </table:table-cell>
        </table:table-row>
        <table:table-row table:style-name="ro1">
          <table:table-cell office:value-type="float" office:value="39.9999999999998" calcext:value-type="float">
            <text:p>40</text:p>
          </table:table-cell>
          <table:table-cell office:value-type="float" office:value="1.894" calcext:value-type="float">
            <text:p>1.894</text:p>
          </table:table-cell>
          <table:table-cell office:value-type="float" office:value="-0.4986333251" calcext:value-type="float">
            <text:p>-0.4986333251</text:p>
          </table:table-cell>
        </table:table-row>
        <table:table-row table:style-name="ro1">
          <table:table-cell office:value-type="float" office:value="40.0999999999998" calcext:value-type="float">
            <text:p>40.1</text:p>
          </table:table-cell>
          <table:table-cell office:value-type="float" office:value="1.89" calcext:value-type="float">
            <text:p>1.89</text:p>
          </table:table-cell>
          <table:table-cell office:value-type="float" office:value="-0.497521907091" calcext:value-type="float">
            <text:p>-0.4975219071</text:p>
          </table:table-cell>
        </table:table-row>
        <table:table-row table:style-name="ro1">
          <table:table-cell office:value-type="float" office:value="40.1999999999998" calcext:value-type="float">
            <text:p>40.2</text:p>
          </table:table-cell>
          <table:table-cell office:value-type="float" office:value="1.886" calcext:value-type="float">
            <text:p>1.886</text:p>
          </table:table-cell>
          <table:table-cell office:value-type="float" office:value="-0.495384991169" calcext:value-type="float">
            <text:p>-0.4953849912</text:p>
          </table:table-cell>
        </table:table-row>
        <table:table-row table:style-name="ro1">
          <table:table-cell office:value-type="float" office:value="40.2999999999998" calcext:value-type="float">
            <text:p>40.3</text:p>
          </table:table-cell>
          <table:table-cell office:value-type="float" office:value="1.881" calcext:value-type="float">
            <text:p>1.881</text:p>
          </table:table-cell>
          <table:table-cell office:value-type="float" office:value="-0.493938952684" calcext:value-type="float">
            <text:p>-0.4939389527</text:p>
          </table:table-cell>
        </table:table-row>
        <table:table-row table:style-name="ro1">
          <table:table-cell office:value-type="float" office:value="40.3999999999998" calcext:value-type="float">
            <text:p>40.4</text:p>
          </table:table-cell>
          <table:table-cell office:value-type="float" office:value="1.876" calcext:value-type="float">
            <text:p>1.876</text:p>
          </table:table-cell>
          <table:table-cell office:value-type="float" office:value="-0.492918103933" calcext:value-type="float">
            <text:p>-0.4929181039</text:p>
          </table:table-cell>
        </table:table-row>
        <table:table-row table:style-name="ro1">
          <table:table-cell office:value-type="float" office:value="40.4999999999998" calcext:value-type="float">
            <text:p>40.5</text:p>
          </table:table-cell>
          <table:table-cell office:value-type="float" office:value="1.87" calcext:value-type="float">
            <text:p>1.87</text:p>
          </table:table-cell>
          <table:table-cell office:value-type="float" office:value="-0.490683019161" calcext:value-type="float">
            <text:p>-0.4906830192</text:p>
          </table:table-cell>
        </table:table-row>
        <table:table-row table:style-name="ro1">
          <table:table-cell office:value-type="float" office:value="40.5999999999998" calcext:value-type="float">
            <text:p>40.6</text:p>
          </table:table-cell>
          <table:table-cell office:value-type="float" office:value="1.864" calcext:value-type="float">
            <text:p>1.864</text:p>
          </table:table-cell>
          <table:table-cell office:value-type="float" office:value="-0.487153738737" calcext:value-type="float">
            <text:p>-0.4871537387</text:p>
          </table:table-cell>
        </table:table-row>
        <table:table-row table:style-name="ro1">
          <table:table-cell office:value-type="float" office:value="40.6999999999998" calcext:value-type="float">
            <text:p>40.7</text:p>
          </table:table-cell>
          <table:table-cell office:value-type="float" office:value="1.858" calcext:value-type="float">
            <text:p>1.858</text:p>
          </table:table-cell>
          <table:table-cell office:value-type="float" office:value="-0.482811003923" calcext:value-type="float">
            <text:p>-0.4828110039</text:p>
          </table:table-cell>
        </table:table-row>
        <table:table-row table:style-name="ro1">
          <table:table-cell office:value-type="float" office:value="40.7999999999998" calcext:value-type="float">
            <text:p>40.8</text:p>
          </table:table-cell>
          <table:table-cell office:value-type="float" office:value="1.85" calcext:value-type="float">
            <text:p>1.85</text:p>
          </table:table-cell>
          <table:table-cell office:value-type="float" office:value="-0.476363390684" calcext:value-type="float">
            <text:p>-0.4763633907</text:p>
          </table:table-cell>
        </table:table-row>
        <table:table-row table:style-name="ro1">
          <table:table-cell office:value-type="float" office:value="40.8999999999998" calcext:value-type="float">
            <text:p>40.9</text:p>
          </table:table-cell>
          <table:table-cell office:value-type="float" office:value="1.842" calcext:value-type="float">
            <text:p>1.842</text:p>
          </table:table-cell>
          <table:table-cell office:value-type="float" office:value="-0.469446837902" calcext:value-type="float">
            <text:p>-0.4694468379</text:p>
          </table:table-cell>
        </table:table-row>
        <table:table-row table:style-name="ro1">
          <table:table-cell office:value-type="float" office:value="40.9999999999998" calcext:value-type="float">
            <text:p>41</text:p>
          </table:table-cell>
          <table:table-cell office:value-type="float" office:value="1.832" calcext:value-type="float">
            <text:p>1.832</text:p>
          </table:table-cell>
          <table:table-cell office:value-type="float" office:value="-0.463594019413" calcext:value-type="float">
            <text:p>-0.4635940194</text:p>
          </table:table-cell>
        </table:table-row>
        <table:table-row table:style-name="ro1">
          <table:table-cell office:value-type="float" office:value="41.0999999999998" calcext:value-type="float">
            <text:p>41.1</text:p>
          </table:table-cell>
          <table:table-cell office:value-type="float" office:value="1.824" calcext:value-type="float">
            <text:p>1.824</text:p>
          </table:table-cell>
          <table:table-cell office:value-type="float" office:value="-0.458395332098" calcext:value-type="float">
            <text:p>-0.4583953321</text:p>
          </table:table-cell>
        </table:table-row>
        <table:table-row table:style-name="ro1">
          <table:table-cell office:value-type="float" office:value="41.1999999999997" calcext:value-type="float">
            <text:p>41.2</text:p>
          </table:table-cell>
          <table:table-cell office:value-type="float" office:value="1.809" calcext:value-type="float">
            <text:p>1.809</text:p>
          </table:table-cell>
          <table:table-cell office:value-type="float" office:value="-0.448830872774" calcext:value-type="float">
            <text:p>-0.4488308728</text:p>
          </table:table-cell>
        </table:table-row>
        <table:table-row table:style-name="ro1">
          <table:table-cell office:value-type="float" office:value="41.2999999999998" calcext:value-type="float">
            <text:p>41.3</text:p>
          </table:table-cell>
          <table:table-cell office:value-type="float" office:value="1.796" calcext:value-type="float">
            <text:p>1.796</text:p>
          </table:table-cell>
          <table:table-cell office:value-type="float" office:value="-0.44227412343" calcext:value-type="float">
            <text:p>-0.4422741234</text:p>
          </table:table-cell>
        </table:table-row>
        <table:table-row table:style-name="ro1">
          <table:table-cell office:value-type="float" office:value="41.3999999999997" calcext:value-type="float">
            <text:p>41.4</text:p>
          </table:table-cell>
          <table:table-cell office:value-type="float" office:value="1.782" calcext:value-type="float">
            <text:p>1.782</text:p>
          </table:table-cell>
          <table:table-cell office:value-type="float" office:value="-0.432937115431" calcext:value-type="float">
            <text:p>-0.4329371154</text:p>
          </table:table-cell>
        </table:table-row>
        <table:table-row table:style-name="ro1">
          <table:table-cell office:value-type="float" office:value="41.4999999999997" calcext:value-type="float">
            <text:p>41.5</text:p>
          </table:table-cell>
          <table:table-cell office:value-type="float" office:value="1.768" calcext:value-type="float">
            <text:p>1.768</text:p>
          </table:table-cell>
          <table:table-cell office:value-type="float" office:value="-0.424435675144" calcext:value-type="float">
            <text:p>-0.4244356751</text:p>
          </table:table-cell>
        </table:table-row>
        <table:table-row table:style-name="ro1">
          <table:table-cell office:value-type="float" office:value="41.5999999999997" calcext:value-type="float">
            <text:p>41.6</text:p>
          </table:table-cell>
          <table:table-cell office:value-type="float" office:value="1.754" calcext:value-type="float">
            <text:p>1.754</text:p>
          </table:table-cell>
          <table:table-cell office:value-type="float" office:value="-0.415054619312" calcext:value-type="float">
            <text:p>-0.4150546193</text:p>
          </table:table-cell>
        </table:table-row>
        <table:table-row table:style-name="ro1">
          <table:table-cell office:value-type="float" office:value="41.6999999999997" calcext:value-type="float">
            <text:p>41.7</text:p>
          </table:table-cell>
          <table:table-cell office:value-type="float" office:value="1.738" calcext:value-type="float">
            <text:p>1.738</text:p>
          </table:table-cell>
          <table:table-cell office:value-type="float" office:value="-0.405591636896" calcext:value-type="float">
            <text:p>-0.4055916369</text:p>
          </table:table-cell>
        </table:table-row>
        <table:table-row table:style-name="ro1">
          <table:table-cell office:value-type="float" office:value="41.7999999999997" calcext:value-type="float">
            <text:p>41.8</text:p>
          </table:table-cell>
          <table:table-cell office:value-type="float" office:value="1.721" calcext:value-type="float">
            <text:p>1.721</text:p>
          </table:table-cell>
          <table:table-cell office:value-type="float" office:value="-0.395729005337" calcext:value-type="float">
            <text:p>-0.3957290053</text:p>
          </table:table-cell>
        </table:table-row>
        <table:table-row table:style-name="ro1">
          <table:table-cell office:value-type="float" office:value="41.8999999999997" calcext:value-type="float">
            <text:p>41.9</text:p>
          </table:table-cell>
          <table:table-cell office:value-type="float" office:value="1.703" calcext:value-type="float">
            <text:p>1.703</text:p>
          </table:table-cell>
          <table:table-cell office:value-type="float" office:value="-0.385304063559" calcext:value-type="float">
            <text:p>-0.3853040636</text:p>
          </table:table-cell>
        </table:table-row>
        <table:table-row table:style-name="ro1">
          <table:table-cell office:value-type="float" office:value="41.9999999999997" calcext:value-type="float">
            <text:p>42</text:p>
          </table:table-cell>
          <table:table-cell office:value-type="float" office:value="1.685" calcext:value-type="float">
            <text:p>1.685</text:p>
          </table:table-cell>
          <table:table-cell office:value-type="float" office:value="-0.374634534121" calcext:value-type="float">
            <text:p>-0.3746345341</text:p>
          </table:table-cell>
        </table:table-row>
        <table:table-row table:style-name="ro1">
          <table:table-cell office:value-type="float" office:value="42.0999999999997" calcext:value-type="float">
            <text:p>42.1</text:p>
          </table:table-cell>
          <table:table-cell office:value-type="float" office:value="1.671" calcext:value-type="float">
            <text:p>1.671</text:p>
          </table:table-cell>
          <table:table-cell office:value-type="float" office:value="-0.363625913858" calcext:value-type="float">
            <text:p>-0.3636259139</text:p>
          </table:table-cell>
        </table:table-row>
        <table:table-row table:style-name="ro1">
          <table:table-cell office:value-type="float" office:value="42.1999999999997" calcext:value-type="float">
            <text:p>42.2</text:p>
          </table:table-cell>
          <table:table-cell office:value-type="float" office:value="1.651" calcext:value-type="float">
            <text:p>1.651</text:p>
          </table:table-cell>
          <table:table-cell office:value-type="float" office:value="-0.352322220802" calcext:value-type="float">
            <text:p>-0.3523222208</text:p>
          </table:table-cell>
        </table:table-row>
        <table:table-row table:style-name="ro1">
          <table:table-cell office:value-type="float" office:value="42.2999999999997" calcext:value-type="float">
            <text:p>42.3</text:p>
          </table:table-cell>
          <table:table-cell office:value-type="float" office:value="1.635" calcext:value-type="float">
            <text:p>1.635</text:p>
          </table:table-cell>
          <table:table-cell office:value-type="float" office:value="-0.341595321894" calcext:value-type="float">
            <text:p>-0.3415953219</text:p>
          </table:table-cell>
        </table:table-row>
        <table:table-row table:style-name="ro1">
          <table:table-cell office:value-type="float" office:value="42.3999999999997" calcext:value-type="float">
            <text:p>42.4</text:p>
          </table:table-cell>
          <table:table-cell office:value-type="float" office:value="1.62" calcext:value-type="float">
            <text:p>1.62</text:p>
          </table:table-cell>
          <table:table-cell office:value-type="float" office:value="-0.331143707037" calcext:value-type="float">
            <text:p>-0.331143707</text:p>
          </table:table-cell>
        </table:table-row>
        <table:table-row table:style-name="ro1">
          <table:table-cell office:value-type="float" office:value="42.4999999999997" calcext:value-type="float">
            <text:p>42.5</text:p>
          </table:table-cell>
          <table:table-cell office:value-type="float" office:value="1.605" calcext:value-type="float">
            <text:p>1.605</text:p>
          </table:table-cell>
          <table:table-cell office:value-type="float" office:value="-0.320954978466" calcext:value-type="float">
            <text:p>-0.3209549785</text:p>
          </table:table-cell>
        </table:table-row>
        <table:table-row table:style-name="ro1">
          <table:table-cell office:value-type="float" office:value="42.5999999999997" calcext:value-type="float">
            <text:p>42.6</text:p>
          </table:table-cell>
          <table:table-cell office:value-type="float" office:value="1.59" calcext:value-type="float">
            <text:p>1.59</text:p>
          </table:table-cell>
          <table:table-cell office:value-type="float" office:value="-0.310009539127" calcext:value-type="float">
            <text:p>-0.3100095391</text:p>
          </table:table-cell>
        </table:table-row>
        <table:table-row table:style-name="ro1">
          <table:table-cell office:value-type="float" office:value="42.6999999999997" calcext:value-type="float">
            <text:p>42.7</text:p>
          </table:table-cell>
          <table:table-cell office:value-type="float" office:value="1.575" calcext:value-type="float">
            <text:p>1.575</text:p>
          </table:table-cell>
          <table:table-cell office:value-type="float" office:value="-0.2997584939" calcext:value-type="float">
            <text:p>-0.2997584939</text:p>
          </table:table-cell>
        </table:table-row>
        <table:table-row table:style-name="ro1">
          <table:table-cell office:value-type="float" office:value="42.7999999999997" calcext:value-type="float">
            <text:p>42.8</text:p>
          </table:table-cell>
          <table:table-cell office:value-type="float" office:value="1.56" calcext:value-type="float">
            <text:p>1.56</text:p>
          </table:table-cell>
          <table:table-cell office:value-type="float" office:value="-0.288779169321" calcext:value-type="float">
            <text:p>-0.2887791693</text:p>
          </table:table-cell>
        </table:table-row>
        <table:table-row table:style-name="ro1">
          <table:table-cell office:value-type="float" office:value="42.8999999999997" calcext:value-type="float">
            <text:p>42.9</text:p>
          </table:table-cell>
          <table:table-cell office:value-type="float" office:value="1.545" calcext:value-type="float">
            <text:p>1.545</text:p>
          </table:table-cell>
          <table:table-cell office:value-type="float" office:value="-0.278436809778" calcext:value-type="float">
            <text:p>-0.2784368098</text:p>
          </table:table-cell>
        </table:table-row>
        <table:table-row table:style-name="ro1">
          <table:table-cell office:value-type="float" office:value="42.9999999999997" calcext:value-type="float">
            <text:p>43</text:p>
          </table:table-cell>
          <table:table-cell office:value-type="float" office:value="1.531" calcext:value-type="float">
            <text:p>1.531</text:p>
          </table:table-cell>
          <table:table-cell office:value-type="float" office:value="-0.268337875605" calcext:value-type="float">
            <text:p>-0.2683378756</text:p>
          </table:table-cell>
        </table:table-row>
        <table:table-row table:style-name="ro1">
          <table:table-cell office:value-type="float" office:value="43.0999999999997" calcext:value-type="float">
            <text:p>43.1</text:p>
          </table:table-cell>
          <table:table-cell office:value-type="float" office:value="1.516" calcext:value-type="float">
            <text:p>1.516</text:p>
          </table:table-cell>
          <table:table-cell office:value-type="float" office:value="-0.260024517775" calcext:value-type="float">
            <text:p>-0.2600245178</text:p>
          </table:table-cell>
        </table:table-row>
        <table:table-row table:style-name="ro1">
          <table:table-cell office:value-type="float" office:value="43.1999999999997" calcext:value-type="float">
            <text:p>43.2</text:p>
          </table:table-cell>
          <table:table-cell office:value-type="float" office:value="1.502" calcext:value-type="float">
            <text:p>1.502</text:p>
          </table:table-cell>
          <table:table-cell office:value-type="float" office:value="-0.25126683712" calcext:value-type="float">
            <text:p>-0.2512668371</text:p>
          </table:table-cell>
        </table:table-row>
        <table:table-row table:style-name="ro1">
          <table:table-cell office:value-type="float" office:value="43.2999999999997" calcext:value-type="float">
            <text:p>43.3</text:p>
          </table:table-cell>
          <table:table-cell office:value-type="float" office:value="1.489" calcext:value-type="float">
            <text:p>1.489</text:p>
          </table:table-cell>
          <table:table-cell office:value-type="float" office:value="-0.240443482995" calcext:value-type="float">
            <text:p>-0.240443483</text:p>
          </table:table-cell>
        </table:table-row>
        <table:table-row table:style-name="ro1">
          <table:table-cell office:value-type="float" office:value="43.3999999999997" calcext:value-type="float">
            <text:p>43.4</text:p>
          </table:table-cell>
          <table:table-cell office:value-type="float" office:value="1.475" calcext:value-type="float">
            <text:p>1.475</text:p>
          </table:table-cell>
          <table:table-cell office:value-type="float" office:value="-0.226737231016" calcext:value-type="float">
            <text:p>-0.226737231</text:p>
          </table:table-cell>
        </table:table-row>
        <table:table-row table:style-name="ro1">
          <table:table-cell office:value-type="float" office:value="43.4999999999997" calcext:value-type="float">
            <text:p>43.5</text:p>
          </table:table-cell>
          <table:table-cell office:value-type="float" office:value="1.46" calcext:value-type="float">
            <text:p>1.46</text:p>
          </table:table-cell>
          <table:table-cell office:value-type="float" office:value="-0.209879145026" calcext:value-type="float">
            <text:p>-0.209879145</text:p>
          </table:table-cell>
        </table:table-row>
        <table:table-row table:style-name="ro1">
          <table:table-cell office:value-type="float" office:value="43.5999999999997" calcext:value-type="float">
            <text:p>43.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91136464477" calcext:value-type="float">
            <text:p>-0.1911364645</text:p>
          </table:table-cell>
        </table:table-row>
        <table:table-row table:style-name="ro1">
          <table:table-cell office:value-type="float" office:value="43.6999999999997" calcext:value-type="float">
            <text:p>43.7</text:p>
          </table:table-cell>
          <table:table-cell office:value-type="float" office:value="1.428" calcext:value-type="float">
            <text:p>1.428</text:p>
          </table:table-cell>
          <table:table-cell office:value-type="float" office:value="-0.177133262157" calcext:value-type="float">
            <text:p>-0.1771332622</text:p>
          </table:table-cell>
        </table:table-row>
        <table:table-row table:style-name="ro1">
          <table:table-cell office:value-type="float" office:value="43.7999999999997" calcext:value-type="float">
            <text:p>43.8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64162576199" calcext:value-type="float">
            <text:p>-0.1641625762</text:p>
          </table:table-cell>
        </table:table-row>
        <table:table-row table:style-name="ro1">
          <table:table-cell office:value-type="float" office:value="43.8999999999997" calcext:value-type="float">
            <text:p>43.9</text:p>
          </table:table-cell>
          <table:table-cell office:value-type="float" office:value="1.395" calcext:value-type="float">
            <text:p>1.395</text:p>
          </table:table-cell>
          <table:table-cell office:value-type="float" office:value="-0.151485323906" calcext:value-type="float">
            <text:p>-0.1514853239</text:p>
          </table:table-cell>
        </table:table-row>
        <table:table-row table:style-name="ro1">
          <table:table-cell office:value-type="float" office:value="43.9999999999997" calcext:value-type="float">
            <text:p>44</text:p>
          </table:table-cell>
          <table:table-cell office:value-type="float" office:value="1.379" calcext:value-type="float">
            <text:p>1.379</text:p>
          </table:table-cell>
          <table:table-cell office:value-type="float" office:value="-0.14102062583" calcext:value-type="float">
            <text:p>-0.1410206258</text:p>
          </table:table-cell>
        </table:table-row>
        <table:table-row table:style-name="ro1">
          <table:table-cell office:value-type="float" office:value="44.0999999999997" calcext:value-type="float">
            <text:p>44.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301779598" calcext:value-type="float">
            <text:p>-0.1301779598</text:p>
          </table:table-cell>
        </table:table-row>
        <table:table-row table:style-name="ro1">
          <table:table-cell office:value-type="float" office:value="44.1999999999997" calcext:value-type="float">
            <text:p>44.2</text:p>
          </table:table-cell>
          <table:table-cell office:value-type="float" office:value="1.345" calcext:value-type="float">
            <text:p>1.345</text:p>
          </table:table-cell>
          <table:table-cell office:value-type="float" office:value="-0.119972586632" calcext:value-type="float">
            <text:p>-0.1199725866</text:p>
          </table:table-cell>
        </table:table-row>
        <table:table-row table:style-name="ro1">
          <table:table-cell office:value-type="float" office:value="44.2999999999997" calcext:value-type="float">
            <text:p>44.3</text:p>
          </table:table-cell>
          <table:table-cell office:value-type="float" office:value="1.329" calcext:value-type="float">
            <text:p>1.329</text:p>
          </table:table-cell>
          <table:table-cell office:value-type="float" office:value="-0.111017942429" calcext:value-type="float">
            <text:p>-0.1110179424</text:p>
          </table:table-cell>
        </table:table-row>
        <table:table-row table:style-name="ro1">
          <table:table-cell office:value-type="float" office:value="44.3999999999997" calcext:value-type="float">
            <text:p>44.4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2133259177" calcext:value-type="float">
            <text:p>-0.1021332592</text:p>
          </table:table-cell>
        </table:table-row>
        <table:table-row table:style-name="ro1">
          <table:table-cell office:value-type="float" office:value="44.4999999999997" calcext:value-type="float">
            <text:p>44.5</text:p>
          </table:table-cell>
          <table:table-cell office:value-type="float" office:value="1.296" calcext:value-type="float">
            <text:p>1.296</text:p>
          </table:table-cell>
          <table:table-cell office:value-type="float" office:value="-0.091829828918" calcext:value-type="float">
            <text:p>-0.0918298289</text:p>
          </table:table-cell>
        </table:table-row>
        <table:table-row table:style-name="ro1">
          <table:table-cell office:value-type="float" office:value="44.5999999999997" calcext:value-type="float">
            <text:p>44.6</text:p>
          </table:table-cell>
          <table:table-cell office:value-type="float" office:value="1.28" calcext:value-type="float">
            <text:p>1.28</text:p>
          </table:table-cell>
          <table:table-cell office:value-type="float" office:value="-0.0802266523242" calcext:value-type="float">
            <text:p>-0.0802266523</text:p>
          </table:table-cell>
        </table:table-row>
        <table:table-row table:style-name="ro1">
          <table:table-cell office:value-type="float" office:value="44.6999999999997" calcext:value-type="float">
            <text:p>44.7</text:p>
          </table:table-cell>
          <table:table-cell office:value-type="float" office:value="1.264" calcext:value-type="float">
            <text:p>1.264</text:p>
          </table:table-cell>
          <table:table-cell office:value-type="float" office:value="-0.0698490515351" calcext:value-type="float">
            <text:p>-0.0698490515</text:p>
          </table:table-cell>
        </table:table-row>
        <table:table-row table:style-name="ro1">
          <table:table-cell office:value-type="float" office:value="44.7999999999997" calcext:value-type="float">
            <text:p>44.8</text:p>
          </table:table-cell>
          <table:table-cell office:value-type="float" office:value="1.247" calcext:value-type="float">
            <text:p>1.247</text:p>
          </table:table-cell>
          <table:table-cell office:value-type="float" office:value="-0.0594154708087" calcext:value-type="float">
            <text:p>-0.0594154708</text:p>
          </table:table-cell>
        </table:table-row>
        <table:table-row table:style-name="ro1">
          <table:table-cell office:value-type="float" office:value="44.8999999999997" calcext:value-type="float">
            <text:p>44.9</text:p>
          </table:table-cell>
          <table:table-cell office:value-type="float" office:value="1.231" calcext:value-type="float">
            <text:p>1.231</text:p>
          </table:table-cell>
          <table:table-cell office:value-type="float" office:value="-0.0477392487228" calcext:value-type="float">
            <text:p>-0.0477392487</text:p>
          </table:table-cell>
        </table:table-row>
        <table:table-row table:style-name="ro1">
          <table:table-cell office:value-type="float" office:value="44.9999999999997" calcext:value-type="float">
            <text:p>45</text:p>
          </table:table-cell>
          <table:table-cell office:value-type="float" office:value="1.215" calcext:value-type="float">
            <text:p>1.215</text:p>
          </table:table-cell>
          <table:table-cell office:value-type="float" office:value="-0.0373497456312" calcext:value-type="float">
            <text:p>-0.0373497456</text:p>
          </table:table-cell>
        </table:table-row>
        <table:table-row table:style-name="ro1">
          <table:table-cell office:value-type="float" office:value="45.0999999999997" calcext:value-type="float">
            <text:p>45.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027416113764" calcext:value-type="float">
            <text:p>-0.0274161138</text:p>
          </table:table-cell>
        </table:table-row>
        <table:table-row table:style-name="ro1">
          <table:table-cell office:value-type="float" office:value="45.1999999999997" calcext:value-type="float">
            <text:p>45.2</text:p>
          </table:table-cell>
          <table:table-cell office:value-type="float" office:value="1.181" calcext:value-type="float">
            <text:p>1.181</text:p>
          </table:table-cell>
          <table:table-cell office:value-type="float" office:value="-0.0171523336321" calcext:value-type="float">
            <text:p>-0.0171523336</text:p>
          </table:table-cell>
        </table:table-row>
        <table:table-row table:style-name="ro1">
          <table:table-cell office:value-type="float" office:value="45.2999999999997" calcext:value-type="float">
            <text:p>45.3</text:p>
          </table:table-cell>
          <table:table-cell office:value-type="float" office:value="1.165" calcext:value-type="float">
            <text:p>1.165</text:p>
          </table:table-cell>
          <table:table-cell office:value-type="float" office:value="-0.00675164861605" calcext:value-type="float">
            <text:p>-0.0067516486</text:p>
          </table:table-cell>
        </table:table-row>
        <table:table-row table:style-name="ro1">
          <table:table-cell office:value-type="float" office:value="45.3999999999997" calcext:value-type="float">
            <text:p>45.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0327273621224" calcext:value-type="float">
            <text:p>0.0032727362</text:p>
          </table:table-cell>
        </table:table-row>
        <table:table-row table:style-name="ro1">
          <table:table-cell office:value-type="float" office:value="45.4999999999997" calcext:value-type="float">
            <text:p>45.5</text:p>
          </table:table-cell>
          <table:table-cell office:value-type="float" office:value="1.132" calcext:value-type="float">
            <text:p>1.132</text:p>
          </table:table-cell>
          <table:table-cell office:value-type="float" office:value="0.0133370794356" calcext:value-type="float">
            <text:p>0.0133370794</text:p>
          </table:table-cell>
        </table:table-row>
        <table:table-row table:style-name="ro1">
          <table:table-cell office:value-type="float" office:value="45.5999999999997" calcext:value-type="float">
            <text:p>45.6</text:p>
          </table:table-cell>
          <table:table-cell office:value-type="float" office:value="1.116" calcext:value-type="float">
            <text:p>1.116</text:p>
          </table:table-cell>
          <table:table-cell office:value-type="float" office:value="0.023592332378" calcext:value-type="float">
            <text:p>0.0235923324</text:p>
          </table:table-cell>
        </table:table-row>
        <table:table-row table:style-name="ro1">
          <table:table-cell office:value-type="float" office:value="45.6999999999997" calcext:value-type="float">
            <text:p>45.7</text:p>
          </table:table-cell>
          <table:table-cell office:value-type="float" office:value="1.1" calcext:value-type="float">
            <text:p>1.1</text:p>
          </table:table-cell>
          <table:table-cell office:value-type="float" office:value="0.0337307341397" calcext:value-type="float">
            <text:p>0.0337307341</text:p>
          </table:table-cell>
        </table:table-row>
        <table:table-row table:style-name="ro1">
          <table:table-cell office:value-type="float" office:value="45.7999999999997" calcext:value-type="float">
            <text:p>45.8</text:p>
          </table:table-cell>
          <table:table-cell office:value-type="float" office:value="1.084" calcext:value-type="float">
            <text:p>1.084</text:p>
          </table:table-cell>
          <table:table-cell office:value-type="float" office:value="0.0437595881522" calcext:value-type="float">
            <text:p>0.0437595882</text:p>
          </table:table-cell>
        </table:table-row>
        <table:table-row table:style-name="ro1">
          <table:table-cell office:value-type="float" office:value="45.8999999999997" calcext:value-type="float">
            <text:p>45.9</text:p>
          </table:table-cell>
          <table:table-cell office:value-type="float" office:value="1.067" calcext:value-type="float">
            <text:p>1.067</text:p>
          </table:table-cell>
          <table:table-cell office:value-type="float" office:value="0.0547013878822" calcext:value-type="float">
            <text:p>0.0547013879</text:p>
          </table:table-cell>
        </table:table-row>
        <table:table-row table:style-name="ro1">
          <table:table-cell office:value-type="float" office:value="45.9999999999997" calcext:value-type="float">
            <text:p>46</text:p>
          </table:table-cell>
          <table:table-cell office:value-type="float" office:value="1.051" calcext:value-type="float">
            <text:p>1.051</text:p>
          </table:table-cell>
          <table:table-cell office:value-type="float" office:value="0.0650905743241" calcext:value-type="float">
            <text:p>0.0650905743</text:p>
          </table:table-cell>
        </table:table-row>
        <table:table-row table:style-name="ro1">
          <table:table-cell office:value-type="float" office:value="46.0999999999997" calcext:value-type="float">
            <text:p>46.1</text:p>
          </table:table-cell>
          <table:table-cell office:value-type="float" office:value="1.035" calcext:value-type="float">
            <text:p>1.035</text:p>
          </table:table-cell>
          <table:table-cell office:value-type="float" office:value="0.0754067525268" calcext:value-type="float">
            <text:p>0.0754067525</text:p>
          </table:table-cell>
        </table:table-row>
        <table:table-row table:style-name="ro1">
          <table:table-cell office:value-type="float" office:value="46.1999999999996" calcext:value-type="float">
            <text:p>46.2</text:p>
          </table:table-cell>
          <table:table-cell office:value-type="float" office:value="1.019" calcext:value-type="float">
            <text:p>1.019</text:p>
          </table:table-cell>
          <table:table-cell office:value-type="float" office:value="0.086017280817" calcext:value-type="float">
            <text:p>0.0860172808</text:p>
          </table:table-cell>
        </table:table-row>
        <table:table-row table:style-name="ro1">
          <table:table-cell office:value-type="float" office:value="46.2999999999996" calcext:value-type="float">
            <text:p>46.3</text:p>
          </table:table-cell>
          <table:table-cell office:value-type="float" office:value="1.003" calcext:value-type="float">
            <text:p>1.003</text:p>
          </table:table-cell>
          <table:table-cell office:value-type="float" office:value="0.0971882864833" calcext:value-type="float">
            <text:p>0.0971882865</text:p>
          </table:table-cell>
        </table:table-row>
        <table:table-row table:style-name="ro1">
          <table:table-cell office:value-type="float" office:value="46.3999999999996" calcext:value-type="float">
            <text:p>46.4</text:p>
          </table:table-cell>
          <table:table-cell office:value-type="float" office:value="0.987" calcext:value-type="float">
            <text:p>0.987</text:p>
          </table:table-cell>
          <table:table-cell office:value-type="float" office:value="0.107151694596" calcext:value-type="float">
            <text:p>0.1071516946</text:p>
          </table:table-cell>
        </table:table-row>
        <table:table-row table:style-name="ro1">
          <table:table-cell office:value-type="float" office:value="46.4999999999997" calcext:value-type="float">
            <text:p>46.5</text:p>
          </table:table-cell>
          <table:table-cell office:value-type="float" office:value="0.971" calcext:value-type="float">
            <text:p>0.971</text:p>
          </table:table-cell>
          <table:table-cell office:value-type="float" office:value="0.117149613798" calcext:value-type="float">
            <text:p>0.1171496138</text:p>
          </table:table-cell>
        </table:table-row>
        <table:table-row table:style-name="ro1">
          <table:table-cell office:value-type="float" office:value="46.5999999999996" calcext:value-type="float">
            <text:p>46.6</text:p>
          </table:table-cell>
          <table:table-cell office:value-type="float" office:value="0.955" calcext:value-type="float">
            <text:p>0.955</text:p>
          </table:table-cell>
          <table:table-cell office:value-type="float" office:value="0.126768141985" calcext:value-type="float">
            <text:p>0.126768142</text:p>
          </table:table-cell>
        </table:table-row>
        <table:table-row table:style-name="ro1">
          <table:table-cell office:value-type="float" office:value="46.6999999999996" calcext:value-type="float">
            <text:p>46.7</text:p>
          </table:table-cell>
          <table:table-cell office:value-type="float" office:value="0.939" calcext:value-type="float">
            <text:p>0.939</text:p>
          </table:table-cell>
          <table:table-cell office:value-type="float" office:value="0.136768966913" calcext:value-type="float">
            <text:p>0.1367689669</text:p>
          </table:table-cell>
        </table:table-row>
        <table:table-row table:style-name="ro1">
          <table:table-cell office:value-type="float" office:value="46.7999999999996" calcext:value-type="float">
            <text:p>46.8</text:p>
          </table:table-cell>
          <table:table-cell office:value-type="float" office:value="0.924" calcext:value-type="float">
            <text:p>0.924</text:p>
          </table:table-cell>
          <table:table-cell office:value-type="float" office:value="0.146107673645" calcext:value-type="float">
            <text:p>0.1461076736</text:p>
          </table:table-cell>
        </table:table-row>
        <table:table-row table:style-name="ro1">
          <table:table-cell office:value-type="float" office:value="46.8999999999996" calcext:value-type="float">
            <text:p>46.9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5545309186" calcext:value-type="float">
            <text:p>0.1555453092</text:p>
          </table:table-cell>
        </table:table-row>
        <table:table-row table:style-name="ro1">
          <table:table-cell office:value-type="float" office:value="46.9999999999996" calcext:value-type="float">
            <text:p>47</text:p>
          </table:table-cell>
          <table:table-cell office:value-type="float" office:value="0.892" calcext:value-type="float">
            <text:p>0.892</text:p>
          </table:table-cell>
          <table:table-cell office:value-type="float" office:value="0.166081026196" calcext:value-type="float">
            <text:p>0.1660810262</text:p>
          </table:table-cell>
        </table:table-row>
        <table:table-row table:style-name="ro1">
          <table:table-cell office:value-type="float" office:value="47.0999999999996" calcext:value-type="float">
            <text:p>47.1</text:p>
          </table:table-cell>
          <table:table-cell office:value-type="float" office:value="0.876" calcext:value-type="float">
            <text:p>0.876</text:p>
          </table:table-cell>
          <table:table-cell office:value-type="float" office:value="0.175052717328" calcext:value-type="float">
            <text:p>0.1750527173</text:p>
          </table:table-cell>
        </table:table-row>
        <table:table-row table:style-name="ro1">
          <table:table-cell office:value-type="float" office:value="47.1999999999996" calcext:value-type="float">
            <text:p>47.2</text:p>
          </table:table-cell>
          <table:table-cell office:value-type="float" office:value="0.861" calcext:value-type="float">
            <text:p>0.861</text:p>
          </table:table-cell>
          <table:table-cell office:value-type="float" office:value="0.184383869171" calcext:value-type="float">
            <text:p>0.1843838692</text:p>
          </table:table-cell>
        </table:table-row>
        <table:table-row table:style-name="ro1">
          <table:table-cell office:value-type="float" office:value="47.2999999999996" calcext:value-type="float">
            <text:p>47.3</text:p>
          </table:table-cell>
          <table:table-cell office:value-type="float" office:value="0.845" calcext:value-type="float">
            <text:p>0.845</text:p>
          </table:table-cell>
          <table:table-cell office:value-type="float" office:value="0.19387127459" calcext:value-type="float">
            <text:p>0.1938712746</text:p>
          </table:table-cell>
        </table:table-row>
        <table:table-row table:style-name="ro1">
          <table:table-cell office:value-type="float" office:value="47.3999999999996" calcext:value-type="float">
            <text:p>47.4</text:p>
          </table:table-cell>
          <table:table-cell office:value-type="float" office:value="0.83" calcext:value-type="float">
            <text:p>0.83</text:p>
          </table:table-cell>
          <table:table-cell office:value-type="float" office:value="0.203984096646" calcext:value-type="float">
            <text:p>0.2039840966</text:p>
          </table:table-cell>
        </table:table-row>
        <table:table-row table:style-name="ro1">
          <table:table-cell office:value-type="float" office:value="47.4999999999996" calcext:value-type="float">
            <text:p>47.5</text:p>
          </table:table-cell>
          <table:table-cell office:value-type="float" office:value="0.813" calcext:value-type="float">
            <text:p>0.813</text:p>
          </table:table-cell>
          <table:table-cell office:value-type="float" office:value="0.212528601289" calcext:value-type="float">
            <text:p>0.2125286013</text:p>
          </table:table-cell>
        </table:table-row>
        <table:table-row table:style-name="ro1">
          <table:table-cell office:value-type="float" office:value="47.5999999999996" calcext:value-type="float">
            <text:p>47.6</text:p>
          </table:table-cell>
          <table:table-cell office:value-type="float" office:value="0.799" calcext:value-type="float">
            <text:p>0.799</text:p>
          </table:table-cell>
          <table:table-cell office:value-type="float" office:value="0.220923796296" calcext:value-type="float">
            <text:p>0.2209237963</text:p>
          </table:table-cell>
        </table:table-row>
        <table:table-row table:style-name="ro1">
          <table:table-cell office:value-type="float" office:value="47.6999999999996" calcext:value-type="float">
            <text:p>47.7</text:p>
          </table:table-cell>
          <table:table-cell office:value-type="float" office:value="0.784" calcext:value-type="float">
            <text:p>0.784</text:p>
          </table:table-cell>
          <table:table-cell office:value-type="float" office:value="0.229602664709" calcext:value-type="float">
            <text:p>0.2296026647</text:p>
          </table:table-cell>
        </table:table-row>
        <table:table-row table:style-name="ro1">
          <table:table-cell office:value-type="float" office:value="47.7999999999996" calcext:value-type="float">
            <text:p>47.8</text:p>
          </table:table-cell>
          <table:table-cell office:value-type="float" office:value="0.77" calcext:value-type="float">
            <text:p>0.77</text:p>
          </table:table-cell>
          <table:table-cell office:value-type="float" office:value="0.240251749754" calcext:value-type="float">
            <text:p>0.2402517498</text:p>
          </table:table-cell>
        </table:table-row>
        <table:table-row table:style-name="ro1">
          <table:table-cell office:value-type="float" office:value="47.8999999999996" calcext:value-type="float">
            <text:p>47.9</text:p>
          </table:table-cell>
          <table:table-cell office:value-type="float" office:value="0.758" calcext:value-type="float">
            <text:p>0.758</text:p>
          </table:table-cell>
          <table:table-cell office:value-type="float" office:value="0.252283394337" calcext:value-type="float">
            <text:p>0.2522833943</text:p>
          </table:table-cell>
        </table:table-row>
        <table:table-row table:style-name="ro1">
          <table:table-cell office:value-type="float" office:value="47.9999999999996" calcext:value-type="float">
            <text:p>48</text:p>
          </table:table-cell>
          <table:table-cell office:value-type="float" office:value="0.744" calcext:value-type="float">
            <text:p>0.744</text:p>
          </table:table-cell>
          <table:table-cell office:value-type="float" office:value="0.264641821384" calcext:value-type="float">
            <text:p>0.2646418214</text:p>
          </table:table-cell>
        </table:table-row>
        <table:table-row table:style-name="ro1">
          <table:table-cell office:value-type="float" office:value="48.0999999999996" calcext:value-type="float">
            <text:p>48.1</text:p>
          </table:table-cell>
          <table:table-cell office:value-type="float" office:value="0.73" calcext:value-type="float">
            <text:p>0.73</text:p>
          </table:table-cell>
          <table:table-cell office:value-type="float" office:value="0.277414143085" calcext:value-type="float">
            <text:p>0.2774141431</text:p>
          </table:table-cell>
        </table:table-row>
        <table:table-row table:style-name="ro1">
          <table:table-cell office:value-type="float" office:value="48.1999999999996" calcext:value-type="float">
            <text:p>48.2</text:p>
          </table:table-cell>
          <table:table-cell office:value-type="float" office:value="0.714" calcext:value-type="float">
            <text:p>0.714</text:p>
          </table:table-cell>
          <table:table-cell office:value-type="float" office:value="0.290895402431" calcext:value-type="float">
            <text:p>0.2908954024</text:p>
          </table:table-cell>
        </table:table-row>
        <table:table-row table:style-name="ro1">
          <table:table-cell office:value-type="float" office:value="48.2999999999996" calcext:value-type="float">
            <text:p>48.3</text:p>
          </table:table-cell>
          <table:table-cell office:value-type="float" office:value="0.698" calcext:value-type="float">
            <text:p>0.698</text:p>
          </table:table-cell>
          <table:table-cell office:value-type="float" office:value="0.304035961628" calcext:value-type="float">
            <text:p>0.3040359616</text:p>
          </table:table-cell>
        </table:table-row>
        <table:table-row table:style-name="ro1">
          <table:table-cell office:value-type="float" office:value="48.3999999999996" calcext:value-type="float">
            <text:p>48.4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7700177431" calcext:value-type="float">
            <text:p>0.3177001774</text:p>
          </table:table-cell>
        </table:table-row>
        <table:table-row table:style-name="ro1">
          <table:table-cell office:value-type="float" office:value="48.4999999999996" calcext:value-type="float">
            <text:p>48.5</text:p>
          </table:table-cell>
          <table:table-cell office:value-type="float" office:value="0.666" calcext:value-type="float">
            <text:p>0.666</text:p>
          </table:table-cell>
          <table:table-cell office:value-type="float" office:value="0.329045653343" calcext:value-type="float">
            <text:p>0.3290456533</text:p>
          </table:table-cell>
        </table:table-row>
        <table:table-row table:style-name="ro1">
          <table:table-cell office:value-type="float" office:value="48.5999999999996" calcext:value-type="float">
            <text:p>48.6</text:p>
          </table:table-cell>
          <table:table-cell office:value-type="float" office:value="0.65" calcext:value-type="float">
            <text:p>0.65</text:p>
          </table:table-cell>
          <table:table-cell office:value-type="float" office:value="0.336750864983" calcext:value-type="float">
            <text:p>0.336750865</text:p>
          </table:table-cell>
        </table:table-row>
        <table:table-row table:style-name="ro1">
          <table:table-cell office:value-type="float" office:value="48.6999999999996" calcext:value-type="float">
            <text:p>48.7</text:p>
          </table:table-cell>
          <table:table-cell office:value-type="float" office:value="0.635" calcext:value-type="float">
            <text:p>0.635</text:p>
          </table:table-cell>
          <table:table-cell office:value-type="float" office:value="0.344011336565" calcext:value-type="float">
            <text:p>0.3440113366</text:p>
          </table:table-cell>
        </table:table-row>
        <table:table-row table:style-name="ro1">
          <table:table-cell office:value-type="float" office:value="48.7999999999996" calcext:value-type="float">
            <text:p>48.8</text:p>
          </table:table-cell>
          <table:table-cell office:value-type="float" office:value="0.62" calcext:value-type="float">
            <text:p>0.62</text:p>
          </table:table-cell>
          <table:table-cell office:value-type="float" office:value="0.350867778063" calcext:value-type="float">
            <text:p>0.3508677781</text:p>
          </table:table-cell>
        </table:table-row>
        <table:table-row table:style-name="ro1">
          <table:table-cell office:value-type="float" office:value="48.8999999999996" calcext:value-type="float">
            <text:p>48.9</text:p>
          </table:table-cell>
          <table:table-cell office:value-type="float" office:value="0.606" calcext:value-type="float">
            <text:p>0.606</text:p>
          </table:table-cell>
          <table:table-cell office:value-type="float" office:value="0.359625041485" calcext:value-type="float">
            <text:p>0.3596250415</text:p>
          </table:table-cell>
        </table:table-row>
        <table:table-row table:style-name="ro1">
          <table:table-cell office:value-type="float" office:value="48.9999999999996" calcext:value-type="float">
            <text:p>49</text:p>
          </table:table-cell>
          <table:table-cell office:value-type="float" office:value="0.591" calcext:value-type="float">
            <text:p>0.591</text:p>
          </table:table-cell>
          <table:table-cell office:value-type="float" office:value="0.36863219738" calcext:value-type="float">
            <text:p>0.3686321974</text:p>
          </table:table-cell>
        </table:table-row>
        <table:table-row table:style-name="ro1">
          <table:table-cell office:value-type="float" office:value="49.0999999999996" calcext:value-type="float">
            <text:p>49.1</text:p>
          </table:table-cell>
          <table:table-cell office:value-type="float" office:value="0.575" calcext:value-type="float">
            <text:p>0.575</text:p>
          </table:table-cell>
          <table:table-cell office:value-type="float" office:value="0.375323981047" calcext:value-type="float">
            <text:p>0.375323981</text:p>
          </table:table-cell>
        </table:table-row>
        <table:table-row table:style-name="ro1">
          <table:table-cell office:value-type="float" office:value="49.1999999999996" calcext:value-type="float">
            <text:p>49.2</text:p>
          </table:table-cell>
          <table:table-cell office:value-type="float" office:value="0.558" calcext:value-type="float">
            <text:p>0.558</text:p>
          </table:table-cell>
          <table:table-cell office:value-type="float" office:value="0.381886452436" calcext:value-type="float">
            <text:p>0.3818864524</text:p>
          </table:table-cell>
        </table:table-row>
        <table:table-row table:style-name="ro1">
          <table:table-cell office:value-type="float" office:value="49.2999999999996" calcext:value-type="float">
            <text:p>49.3</text:p>
          </table:table-cell>
          <table:table-cell office:value-type="float" office:value="0.543" calcext:value-type="float">
            <text:p>0.543</text:p>
          </table:table-cell>
          <table:table-cell office:value-type="float" office:value="0.386168837547" calcext:value-type="float">
            <text:p>0.3861688375</text:p>
          </table:table-cell>
        </table:table-row>
        <table:table-row table:style-name="ro1">
          <table:table-cell office:value-type="float" office:value="49.3999999999996" calcext:value-type="float">
            <text:p>49.4</text:p>
          </table:table-cell>
          <table:table-cell office:value-type="float" office:value="0.53" calcext:value-type="float">
            <text:p>0.53</text:p>
          </table:table-cell>
          <table:table-cell office:value-type="float" office:value="0.390670597553" calcext:value-type="float">
            <text:p>0.3906705976</text:p>
          </table:table-cell>
        </table:table-row>
        <table:table-row table:style-name="ro1">
          <table:table-cell office:value-type="float" office:value="49.4999999999996" calcext:value-type="float">
            <text:p>49.5</text:p>
          </table:table-cell>
          <table:table-cell office:value-type="float" office:value="0.521" calcext:value-type="float">
            <text:p>0.521</text:p>
          </table:table-cell>
          <table:table-cell office:value-type="float" office:value="0.390275835991" calcext:value-type="float">
            <text:p>0.390275836</text:p>
          </table:table-cell>
        </table:table-row>
        <table:table-row table:style-name="ro1">
          <table:table-cell office:value-type="float" office:value="49.5999999999996" calcext:value-type="float">
            <text:p>49.6</text:p>
          </table:table-cell>
          <table:table-cell office:value-type="float" office:value="0.516" calcext:value-type="float">
            <text:p>0.516</text:p>
          </table:table-cell>
          <table:table-cell office:value-type="float" office:value="0.404988527298" calcext:value-type="float">
            <text:p>0.4049885273</text:p>
          </table:table-cell>
        </table:table-row>
        <table:table-row table:style-name="ro1">
          <table:table-cell office:value-type="float" office:value="49.6999999999996" calcext:value-type="float">
            <text:p>49.7</text:p>
          </table:table-cell>
          <table:table-cell office:value-type="float" office:value="0.514" calcext:value-type="float">
            <text:p>0.514</text:p>
          </table:table-cell>
          <table:table-cell office:value-type="float" office:value="0.415551781654" calcext:value-type="float">
            <text:p>0.4155517817</text:p>
          </table:table-cell>
        </table:table-row>
        <table:table-row table:style-name="ro1">
          <table:table-cell office:value-type="float" office:value="49.7999999999996" calcext:value-type="float">
            <text:p>49.8</text:p>
          </table:table-cell>
          <table:table-cell office:value-type="float" office:value="0.514" calcext:value-type="float">
            <text:p>0.514</text:p>
          </table:table-cell>
          <table:table-cell office:value-type="float" office:value="0.419130146503" calcext:value-type="float">
            <text:p>0.4191301465</text:p>
          </table:table-cell>
        </table:table-row>
        <table:table-row table:style-name="ro1">
          <table:table-cell office:value-type="float" office:value="49.8999999999996" calcext:value-type="float">
            <text:p>49.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23805952072" calcext:value-type="float">
            <text:p>0.4238059521</text:p>
          </table:table-cell>
        </table:table-row>
        <table:table-row table:style-name="ro1">
          <table:table-cell office:value-type="float" office:value="49.9999999999996" calcext:value-type="float">
            <text:p>50</text:p>
          </table:table-cell>
          <table:table-cell office:value-type="float" office:value="0.515" calcext:value-type="float">
            <text:p>0.515</text:p>
          </table:table-cell>
          <table:table-cell office:value-type="float" office:value="0.428281009197" calcext:value-type="float">
            <text:p>0.4282810092</text:p>
          </table:table-cell>
        </table:table-row>
        <table:table-row table:style-name="ro1">
          <table:table-cell office:value-type="float" office:value="50.0999999999996" calcext:value-type="float">
            <text:p>50.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1141257286" calcext:value-type="float">
            <text:p>0.4311412573</text:p>
          </table:table-cell>
        </table:table-row>
        <table:table-row table:style-name="ro1">
          <table:table-cell office:value-type="float" office:value="50.1999999999996" calcext:value-type="float">
            <text:p>50.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2322114706" calcext:value-type="float">
            <text:p>0.4323221147</text:p>
          </table:table-cell>
        </table:table-row>
        <table:table-row table:style-name="ro1">
          <table:table-cell office:value-type="float" office:value="50.2999999999996" calcext:value-type="float">
            <text:p>50.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1747853756" calcext:value-type="float">
            <text:p>0.4317478538</text:p>
          </table:table-cell>
        </table:table-row>
        <table:table-row table:style-name="ro1">
          <table:table-cell office:value-type="float" office:value="50.3999999999996" calcext:value-type="float">
            <text:p>50.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1157499552" calcext:value-type="float">
            <text:p>0.4311574996</text:p>
          </table:table-cell>
        </table:table-row>
        <table:table-row table:style-name="ro1">
          <table:table-cell office:value-type="float" office:value="50.4999999999996" calcext:value-type="float">
            <text:p>50.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1251823902" calcext:value-type="float">
            <text:p>0.4312518239</text:p>
          </table:table-cell>
        </table:table-row>
        <table:table-row table:style-name="ro1">
          <table:table-cell office:value-type="float" office:value="50.5999999999996" calcext:value-type="float">
            <text:p>50.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2358324528" calcext:value-type="float">
            <text:p>0.4323583245</text:p>
          </table:table-cell>
        </table:table-row>
        <table:table-row table:style-name="ro1">
          <table:table-cell office:value-type="float" office:value="50.6999999999996" calcext:value-type="float">
            <text:p>50.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3370769024" calcext:value-type="float">
            <text:p>0.433370769</text:p>
          </table:table-cell>
        </table:table-row>
        <table:table-row table:style-name="ro1">
          <table:table-cell office:value-type="float" office:value="50.7999999999996" calcext:value-type="float">
            <text:p>50.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4222191572" calcext:value-type="float">
            <text:p>0.4342221916</text:p>
          </table:table-cell>
        </table:table-row>
        <table:table-row table:style-name="ro1">
          <table:table-cell office:value-type="float" office:value="50.8999999999996" calcext:value-type="float">
            <text:p>50.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4790164232" calcext:value-type="float">
            <text:p>0.4347901642</text:p>
          </table:table-cell>
        </table:table-row>
        <table:table-row table:style-name="ro1">
          <table:table-cell office:value-type="float" office:value="50.9999999999996" calcext:value-type="float">
            <text:p>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5786187649" calcext:value-type="float">
            <text:p>0.4357861876</text:p>
          </table:table-cell>
        </table:table-row>
        <table:table-row table:style-name="ro1">
          <table:table-cell office:value-type="float" office:value="51.0999999999996" calcext:value-type="float">
            <text:p>51.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6876505613" calcext:value-type="float">
            <text:p>0.4368765056</text:p>
          </table:table-cell>
        </table:table-row>
        <table:table-row table:style-name="ro1">
          <table:table-cell office:value-type="float" office:value="51.1999999999996" calcext:value-type="float">
            <text:p>51.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8148826361" calcext:value-type="float">
            <text:p>0.4381488264</text:p>
          </table:table-cell>
        </table:table-row>
        <table:table-row table:style-name="ro1">
          <table:table-cell office:value-type="float" office:value="51.2999999999995" calcext:value-type="float">
            <text:p>51.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031153917" calcext:value-type="float">
            <text:p>0.4390311539</text:p>
          </table:table-cell>
        </table:table-row>
        <table:table-row table:style-name="ro1">
          <table:table-cell office:value-type="float" office:value="51.3999999999995" calcext:value-type="float">
            <text:p>51.4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519226551" calcext:value-type="float">
            <text:p>0.4395192266</text:p>
          </table:table-cell>
        </table:table-row>
        <table:table-row table:style-name="ro1">
          <table:table-cell office:value-type="float" office:value="51.4999999999995" calcext:value-type="float">
            <text:p>51.5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928531647" calcext:value-type="float">
            <text:p>0.4399285316</text:p>
          </table:table-cell>
        </table:table-row>
        <table:table-row table:style-name="ro1">
          <table:table-cell office:value-type="float" office:value="51.5999999999995" calcext:value-type="float">
            <text:p>51.6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0009057522" calcext:value-type="float">
            <text:p>0.4400090575</text:p>
          </table:table-cell>
        </table:table-row>
        <table:table-row table:style-name="ro1">
          <table:table-cell office:value-type="float" office:value="51.6999999999995" calcext:value-type="float">
            <text:p>51.7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965844154" calcext:value-type="float">
            <text:p>0.4399658442</text:p>
          </table:table-cell>
        </table:table-row>
        <table:table-row table:style-name="ro1">
          <table:table-cell office:value-type="float" office:value="51.7999999999995" calcext:value-type="float">
            <text:p>51.8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0053939819" calcext:value-type="float">
            <text:p>0.4400539398</text:p>
          </table:table-cell>
        </table:table-row>
        <table:table-row table:style-name="ro1">
          <table:table-cell office:value-type="float" office:value="51.8999999999995" calcext:value-type="float">
            <text:p>51.9</text:p>
          </table:table-cell>
          <table:table-cell office:value-type="float" office:value="0.515" calcext:value-type="float">
            <text:p>0.515</text:p>
          </table:table-cell>
          <table:table-cell office:value-type="float" office:value="0.440004199743" calcext:value-type="float">
            <text:p>0.4400041997</text:p>
          </table:table-cell>
        </table:table-row>
        <table:table-row table:style-name="ro1">
          <table:table-cell office:value-type="float" office:value="51.9999999999995" calcext:value-type="float">
            <text:p>5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094215631" calcext:value-type="float">
            <text:p>0.4390942156</text:p>
          </table:table-cell>
        </table:table-row>
        <table:table-row table:style-name="ro1">
          <table:table-cell office:value-type="float" office:value="52.0999999999995" calcext:value-type="float">
            <text:p>52.1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8941001892" calcext:value-type="float">
            <text:p>0.4389410019</text:p>
          </table:table-cell>
        </table:table-row>
        <table:table-row table:style-name="ro1">
          <table:table-cell office:value-type="float" office:value="52.1999999999995" calcext:value-type="float">
            <text:p>52.2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8719004393" calcext:value-type="float">
            <text:p>0.4387190044</text:p>
          </table:table-cell>
        </table:table-row>
        <table:table-row table:style-name="ro1">
          <table:table-cell office:value-type="float" office:value="52.2999999999995" calcext:value-type="float">
            <text:p>52.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3904030323" calcext:value-type="float">
            <text:p>0.4390403032</text:p>
          </table:table-cell>
        </table:table-row>
        <table:table-row table:style-name="ro1">
          <table:table-cell office:value-type="float" office:value="52.3999999999995" calcext:value-type="float">
            <text:p>52.4</text:p>
          </table:table-cell>
          <table:table-cell office:value-type="float" office:value="0.514" calcext:value-type="float">
            <text:p>0.514</text:p>
          </table:table-cell>
          <table:table-cell office:value-type="float" office:value="0.440422177315" calcext:value-type="float">
            <text:p>0.4404221773</text:p>
          </table:table-cell>
        </table:table-row>
        <table:table-row table:style-name="ro1">
          <table:table-cell office:value-type="float" office:value="52.4999999999995" calcext:value-type="float">
            <text:p>52.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43317234516" calcext:value-type="float">
            <text:p>0.4433172345</text:p>
          </table:table-cell>
        </table:table-row>
        <table:table-row table:style-name="ro1">
          <table:table-cell office:value-type="float" office:value="52.5999999999995" calcext:value-type="float">
            <text:p>52.6</text:p>
          </table:table-cell>
          <table:table-cell office:value-type="float" office:value="0.509" calcext:value-type="float">
            <text:p>0.509</text:p>
          </table:table-cell>
          <table:table-cell office:value-type="float" office:value="0.447248131037" calcext:value-type="float">
            <text:p>0.447248131</text:p>
          </table:table-cell>
        </table:table-row>
        <table:table-row table:style-name="ro1">
          <table:table-cell office:value-type="float" office:value="52.6999999999995" calcext:value-type="float">
            <text:p>52.7</text:p>
          </table:table-cell>
          <table:table-cell office:value-type="float" office:value="0.506" calcext:value-type="float">
            <text:p>0.506</text:p>
          </table:table-cell>
          <table:table-cell office:value-type="float" office:value="0.45134010911" calcext:value-type="float">
            <text:p>0.4513401091</text:p>
          </table:table-cell>
        </table:table-row>
        <table:table-row table:style-name="ro1">
          <table:table-cell office:value-type="float" office:value="52.7999999999995" calcext:value-type="float">
            <text:p>52.8</text:p>
          </table:table-cell>
          <table:table-cell office:value-type="float" office:value="0.501" calcext:value-type="float">
            <text:p>0.501</text:p>
          </table:table-cell>
          <table:table-cell office:value-type="float" office:value="0.454549312592" calcext:value-type="float">
            <text:p>0.4545493126</text:p>
          </table:table-cell>
        </table:table-row>
        <table:table-row table:style-name="ro1">
          <table:table-cell office:value-type="float" office:value="52.8999999999995" calcext:value-type="float">
            <text:p>52.9</text:p>
          </table:table-cell>
          <table:table-cell office:value-type="float" office:value="0.497" calcext:value-type="float">
            <text:p>0.497</text:p>
          </table:table-cell>
          <table:table-cell office:value-type="float" office:value="0.45656812191" calcext:value-type="float">
            <text:p>0.4565681219</text:p>
          </table:table-cell>
        </table:table-row>
        <table:table-row table:style-name="ro1">
          <table:table-cell office:value-type="float" office:value="52.9999999999995" calcext:value-type="float">
            <text:p>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56615298986" calcext:value-type="float">
            <text:p>0.456615299</text:p>
          </table:table-cell>
        </table:table-row>
        <table:table-row table:style-name="ro1">
          <table:table-cell office:value-type="float" office:value="53.0999999999995" calcext:value-type="float">
            <text:p>53.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5668956041" calcext:value-type="float">
            <text:p>0.455668956</text:p>
          </table:table-cell>
        </table:table-row>
        <table:table-row table:style-name="ro1">
          <table:table-cell office:value-type="float" office:value="53.1999999999995" calcext:value-type="float">
            <text:p>53.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4133689404" calcext:value-type="float">
            <text:p>0.4541336894</text:p>
          </table:table-cell>
        </table:table-row>
        <table:table-row table:style-name="ro1">
          <table:table-cell office:value-type="float" office:value="53.2999999999995" calcext:value-type="float">
            <text:p>53.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3055083752" calcext:value-type="float">
            <text:p>0.4530550838</text:p>
          </table:table-cell>
        </table:table-row>
        <table:table-row table:style-name="ro1">
          <table:table-cell office:value-type="float" office:value="53.3999999999995" calcext:value-type="float">
            <text:p>53.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2664375305" calcext:value-type="float">
            <text:p>0.4526643753</text:p>
          </table:table-cell>
        </table:table-row>
        <table:table-row table:style-name="ro1">
          <table:table-cell office:value-type="float" office:value="53.4999999999995" calcext:value-type="float">
            <text:p>53.5</text:p>
          </table:table-cell>
          <table:table-cell office:value-type="float" office:value="0.49" calcext:value-type="float">
            <text:p>0.49</text:p>
          </table:table-cell>
          <table:table-cell office:value-type="float" office:value="0.45271641016" calcext:value-type="float">
            <text:p>0.4527164102</text:p>
          </table:table-cell>
        </table:table-row>
        <table:table-row table:style-name="ro1">
          <table:table-cell office:value-type="float" office:value="53.5999999999995" calcext:value-type="float">
            <text:p>53.6</text:p>
          </table:table-cell>
          <table:table-cell office:value-type="float" office:value="0.49" calcext:value-type="float">
            <text:p>0.49</text:p>
          </table:table-cell>
          <table:table-cell office:value-type="float" office:value="0.453087925911" calcext:value-type="float">
            <text:p>0.4530879259</text:p>
          </table:table-cell>
        </table:table-row>
        <table:table-row table:style-name="ro1">
          <table:table-cell office:value-type="float" office:value="53.6999999999995" calcext:value-type="float">
            <text:p>53.7</text:p>
          </table:table-cell>
          <table:table-cell office:value-type="float" office:value="0.49" calcext:value-type="float">
            <text:p>0.49</text:p>
          </table:table-cell>
          <table:table-cell office:value-type="float" office:value="0.452818274498" calcext:value-type="float">
            <text:p>0.4528182745</text:p>
          </table:table-cell>
        </table:table-row>
        <table:table-row table:style-name="ro1">
          <table:table-cell office:value-type="float" office:value="53.7999999999995" calcext:value-type="float">
            <text:p>53.8</text:p>
          </table:table-cell>
          <table:table-cell office:value-type="float" office:value="0.49" calcext:value-type="float">
            <text:p>0.49</text:p>
          </table:table-cell>
          <table:table-cell office:value-type="float" office:value="0.452321261168" calcext:value-type="float">
            <text:p>0.4523212612</text:p>
          </table:table-cell>
        </table:table-row>
        <table:table-row table:style-name="ro1">
          <table:table-cell office:value-type="float" office:value="53.8999999999995" calcext:value-type="float">
            <text:p>5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51966315508" calcext:value-type="float">
            <text:p>0.4519663155</text:p>
          </table:table-cell>
        </table:table-row>
        <table:table-row table:style-name="ro1">
          <table:table-cell office:value-type="float" office:value="53.9999999999995" calcext:value-type="float">
            <text:p>54</text:p>
          </table:table-cell>
          <table:table-cell office:value-type="float" office:value="0.49" calcext:value-type="float">
            <text:p>0.49</text:p>
          </table:table-cell>
          <table:table-cell office:value-type="float" office:value="0.45190256834" calcext:value-type="float">
            <text:p>0.4519025683</text:p>
          </table:table-cell>
        </table:table-row>
        <table:table-row table:style-name="ro1">
          <table:table-cell office:value-type="float" office:value="54.0999999999995" calcext:value-type="float">
            <text:p>54.1</text:p>
          </table:table-cell>
          <table:table-cell office:value-type="float" office:value="0.49" calcext:value-type="float">
            <text:p>0.49</text:p>
          </table:table-cell>
          <table:table-cell office:value-type="float" office:value="0.451471090317" calcext:value-type="float">
            <text:p>0.4514710903</text:p>
          </table:table-cell>
        </table:table-row>
        <table:table-row table:style-name="ro1">
          <table:table-cell office:value-type="float" office:value="54.1999999999995" calcext:value-type="float">
            <text:p>54.2</text:p>
          </table:table-cell>
          <table:table-cell office:value-type="float" office:value="0.49" calcext:value-type="float">
            <text:p>0.49</text:p>
          </table:table-cell>
          <table:table-cell office:value-type="float" office:value="0.451095193624" calcext:value-type="float">
            <text:p>0.4510951936</text:p>
          </table:table-cell>
        </table:table-row>
        <table:table-row table:style-name="ro1">
          <table:table-cell office:value-type="float" office:value="54.2999999999995" calcext:value-type="float">
            <text:p>54.3</text:p>
          </table:table-cell>
          <table:table-cell office:value-type="float" office:value="0.49" calcext:value-type="float">
            <text:p>0.49</text:p>
          </table:table-cell>
          <table:table-cell office:value-type="float" office:value="0.450901210308" calcext:value-type="float">
            <text:p>0.4509012103</text:p>
          </table:table-cell>
        </table:table-row>
        <table:table-row table:style-name="ro1">
          <table:table-cell office:value-type="float" office:value="54.3999999999995" calcext:value-type="float">
            <text:p>54.4</text:p>
          </table:table-cell>
          <table:table-cell office:value-type="float" office:value="0.49" calcext:value-type="float">
            <text:p>0.49</text:p>
          </table:table-cell>
          <table:table-cell office:value-type="float" office:value="0.450563251972" calcext:value-type="float">
            <text:p>0.450563252</text:p>
          </table:table-cell>
        </table:table-row>
        <table:table-row table:style-name="ro1">
          <table:table-cell office:value-type="float" office:value="54.4999999999995" calcext:value-type="float">
            <text:p>54.5</text:p>
          </table:table-cell>
          <table:table-cell office:value-type="float" office:value="0.49" calcext:value-type="float">
            <text:p>0.49</text:p>
          </table:table-cell>
          <table:table-cell office:value-type="float" office:value="0.450150489807" calcext:value-type="float">
            <text:p>0.4501504898</text:p>
          </table:table-cell>
        </table:table-row>
        <table:table-row table:style-name="ro1">
          <table:table-cell office:value-type="float" office:value="54.5999999999995" calcext:value-type="float">
            <text:p>54.6</text:p>
          </table:table-cell>
          <table:table-cell office:value-type="float" office:value="0.49" calcext:value-type="float">
            <text:p>0.49</text:p>
          </table:table-cell>
          <table:table-cell office:value-type="float" office:value="0.44959846139" calcext:value-type="float">
            <text:p>0.4495984614</text:p>
          </table:table-cell>
        </table:table-row>
        <table:table-row table:style-name="ro1">
          <table:table-cell office:value-type="float" office:value="54.6999999999995" calcext:value-type="float">
            <text:p>54.7</text:p>
          </table:table-cell>
          <table:table-cell office:value-type="float" office:value="0.49" calcext:value-type="float">
            <text:p>0.49</text:p>
          </table:table-cell>
          <table:table-cell office:value-type="float" office:value="0.448988080025" calcext:value-type="float">
            <text:p>0.44898808</text:p>
          </table:table-cell>
        </table:table-row>
        <table:table-row table:style-name="ro1">
          <table:table-cell office:value-type="float" office:value="54.7999999999995" calcext:value-type="float">
            <text:p>54.8</text:p>
          </table:table-cell>
          <table:table-cell office:value-type="float" office:value="0.49" calcext:value-type="float">
            <text:p>0.49</text:p>
          </table:table-cell>
          <table:table-cell office:value-type="float" office:value="0.448419839144" calcext:value-type="float">
            <text:p>0.4484198391</text:p>
          </table:table-cell>
        </table:table-row>
        <table:table-row table:style-name="ro1">
          <table:table-cell office:value-type="float" office:value="54.8999999999995" calcext:value-type="float">
            <text:p>54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8099374771" calcext:value-type="float">
            <text:p>0.4480993748</text:p>
          </table:table-cell>
        </table:table-row>
        <table:table-row table:style-name="ro1">
          <table:table-cell office:value-type="float" office:value="54.9999999999995" calcext:value-type="float">
            <text:p>55</text:p>
          </table:table-cell>
          <table:table-cell office:value-type="float" office:value="0.49" calcext:value-type="float">
            <text:p>0.49</text:p>
          </table:table-cell>
          <table:table-cell office:value-type="float" office:value="0.448054552078" calcext:value-type="float">
            <text:p>0.4480545521</text:p>
          </table:table-cell>
        </table:table-row>
        <table:table-row table:style-name="ro1">
          <table:table-cell office:value-type="float" office:value="55.0999999999995" calcext:value-type="float">
            <text:p>55.1</text:p>
          </table:table-cell>
          <table:table-cell office:value-type="float" office:value="0.49" calcext:value-type="float">
            <text:p>0.49</text:p>
          </table:table-cell>
          <table:table-cell office:value-type="float" office:value="0.448060303926" calcext:value-type="float">
            <text:p>0.4480603039</text:p>
          </table:table-cell>
        </table:table-row>
        <table:table-row table:style-name="ro1">
          <table:table-cell office:value-type="float" office:value="55.1999999999995" calcext:value-type="float">
            <text:p>55.2</text:p>
          </table:table-cell>
          <table:table-cell office:value-type="float" office:value="0.49" calcext:value-type="float">
            <text:p>0.49</text:p>
          </table:table-cell>
          <table:table-cell office:value-type="float" office:value="0.447560369968" calcext:value-type="float">
            <text:p>0.44756037</text:p>
          </table:table-cell>
        </table:table-row>
        <table:table-row table:style-name="ro1">
          <table:table-cell office:value-type="float" office:value="55.2999999999995" calcext:value-type="float">
            <text:p>55.3</text:p>
          </table:table-cell>
          <table:table-cell office:value-type="float" office:value="0.49" calcext:value-type="float">
            <text:p>0.49</text:p>
          </table:table-cell>
          <table:table-cell office:value-type="float" office:value="0.446875572205" calcext:value-type="float">
            <text:p>0.4468755722</text:p>
          </table:table-cell>
        </table:table-row>
        <table:table-row table:style-name="ro1">
          <table:table-cell office:value-type="float" office:value="55.3999999999995" calcext:value-type="float">
            <text:p>55.4</text:p>
          </table:table-cell>
          <table:table-cell office:value-type="float" office:value="0.49" calcext:value-type="float">
            <text:p>0.49</text:p>
          </table:table-cell>
          <table:table-cell office:value-type="float" office:value="0.446568459272" calcext:value-type="float">
            <text:p>0.4465684593</text:p>
          </table:table-cell>
        </table:table-row>
        <table:table-row table:style-name="ro1">
          <table:table-cell office:value-type="float" office:value="55.4999999999995" calcext:value-type="float">
            <text:p>55.5</text:p>
          </table:table-cell>
          <table:table-cell office:value-type="float" office:value="0.49" calcext:value-type="float">
            <text:p>0.49</text:p>
          </table:table-cell>
          <table:table-cell office:value-type="float" office:value="0.446480691433" calcext:value-type="float">
            <text:p>0.4464806914</text:p>
          </table:table-cell>
        </table:table-row>
        <table:table-row table:style-name="ro1">
          <table:table-cell office:value-type="float" office:value="55.5999999999995" calcext:value-type="float">
            <text:p>55.6</text:p>
          </table:table-cell>
          <table:table-cell office:value-type="float" office:value="0.49" calcext:value-type="float">
            <text:p>0.49</text:p>
          </table:table-cell>
          <table:table-cell office:value-type="float" office:value="0.446459501982" calcext:value-type="float">
            <text:p>0.446459502</text:p>
          </table:table-cell>
        </table:table-row>
        <table:table-row table:style-name="ro1">
          <table:table-cell office:value-type="float" office:value="55.6999999999995" calcext:value-type="float">
            <text:p>55.7</text:p>
          </table:table-cell>
          <table:table-cell office:value-type="float" office:value="0.49" calcext:value-type="float">
            <text:p>0.49</text:p>
          </table:table-cell>
          <table:table-cell office:value-type="float" office:value="0.446090251207" calcext:value-type="float">
            <text:p>0.4460902512</text:p>
          </table:table-cell>
        </table:table-row>
        <table:table-row table:style-name="ro1">
          <table:table-cell office:value-type="float" office:value="55.7999999999995" calcext:value-type="float">
            <text:p>55.8</text:p>
          </table:table-cell>
          <table:table-cell office:value-type="float" office:value="0.49" calcext:value-type="float">
            <text:p>0.49</text:p>
          </table:table-cell>
          <table:table-cell office:value-type="float" office:value="0.445528775454" calcext:value-type="float">
            <text:p>0.4455287755</text:p>
          </table:table-cell>
        </table:table-row>
        <table:table-row table:style-name="ro1">
          <table:table-cell office:value-type="float" office:value="55.8999999999995" calcext:value-type="float">
            <text:p>55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5348292589" calcext:value-type="float">
            <text:p>0.4453482926</text:p>
          </table:table-cell>
        </table:table-row>
        <table:table-row table:style-name="ro1">
          <table:table-cell office:value-type="float" office:value="55.9999999999995" calcext:value-type="float">
            <text:p>56</text:p>
          </table:table-cell>
          <table:table-cell office:value-type="float" office:value="0.49" calcext:value-type="float">
            <text:p>0.49</text:p>
          </table:table-cell>
          <table:table-cell office:value-type="float" office:value="0.445056170225" calcext:value-type="float">
            <text:p>0.4450561702</text:p>
          </table:table-cell>
        </table:table-row>
        <table:table-row table:style-name="ro1">
          <table:table-cell office:value-type="float" office:value="56.0999999999995" calcext:value-type="float">
            <text:p>56.1</text:p>
          </table:table-cell>
          <table:table-cell office:value-type="float" office:value="0.49" calcext:value-type="float">
            <text:p>0.49</text:p>
          </table:table-cell>
          <table:table-cell office:value-type="float" office:value="0.445058375597" calcext:value-type="float">
            <text:p>0.4450583756</text:p>
          </table:table-cell>
        </table:table-row>
        <table:table-row table:style-name="ro1">
          <table:table-cell office:value-type="float" office:value="56.1999999999995" calcext:value-type="float">
            <text:p>56.2</text:p>
          </table:table-cell>
          <table:table-cell office:value-type="float" office:value="0.49" calcext:value-type="float">
            <text:p>0.49</text:p>
          </table:table-cell>
          <table:table-cell office:value-type="float" office:value="0.445649713278" calcext:value-type="float">
            <text:p>0.4456497133</text:p>
          </table:table-cell>
        </table:table-row>
        <table:table-row table:style-name="ro1">
          <table:table-cell office:value-type="float" office:value="56.2999999999994" calcext:value-type="float">
            <text:p>56.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5759564638" calcext:value-type="float">
            <text:p>0.4457595646</text:p>
          </table:table-cell>
        </table:table-row>
        <table:table-row table:style-name="ro1">
          <table:table-cell office:value-type="float" office:value="56.3999999999994" calcext:value-type="float">
            <text:p>56.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540065527" calcext:value-type="float">
            <text:p>0.4454006553</text:p>
          </table:table-cell>
        </table:table-row>
        <table:table-row table:style-name="ro1">
          <table:table-cell office:value-type="float" office:value="56.4999999999994" calcext:value-type="float">
            <text:p>56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4968551397" calcext:value-type="float">
            <text:p>0.4449685514</text:p>
          </table:table-cell>
        </table:table-row>
        <table:table-row table:style-name="ro1">
          <table:table-cell office:value-type="float" office:value="56.5999999999994" calcext:value-type="float">
            <text:p>56.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493740797" calcext:value-type="float">
            <text:p>0.444937408</text:p>
          </table:table-cell>
        </table:table-row>
        <table:table-row table:style-name="ro1">
          <table:table-cell office:value-type="float" office:value="56.6999999999994" calcext:value-type="float">
            <text:p>56.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5281416178" calcext:value-type="float">
            <text:p>0.4452814162</text:p>
          </table:table-cell>
        </table:table-row>
        <table:table-row table:style-name="ro1">
          <table:table-cell office:value-type="float" office:value="56.7999999999994" calcext:value-type="float">
            <text:p>56.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5115745068" calcext:value-type="float">
            <text:p>0.4451157451</text:p>
          </table:table-cell>
        </table:table-row>
        <table:table-row table:style-name="ro1">
          <table:table-cell office:value-type="float" office:value="56.8999999999994" calcext:value-type="float">
            <text:p>56.9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481113553" calcext:value-type="float">
            <text:p>0.4448111355</text:p>
          </table:table-cell>
        </table:table-row>
        <table:table-row table:style-name="ro1">
          <table:table-cell office:value-type="float" office:value="56.9999999999994" calcext:value-type="float">
            <text:p>5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4149106741" calcext:value-type="float">
            <text:p>0.4441491067</text:p>
          </table:table-cell>
        </table:table-row>
        <table:table-row table:style-name="ro1">
          <table:table-cell office:value-type="float" office:value="57.0999999999994" calcext:value-type="float">
            <text:p>57.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3836390972" calcext:value-type="float">
            <text:p>0.443836391</text:p>
          </table:table-cell>
        </table:table-row>
        <table:table-row table:style-name="ro1">
          <table:table-cell office:value-type="float" office:value="57.1999999999994" calcext:value-type="float">
            <text:p>57.2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3643033504" calcext:value-type="float">
            <text:p>0.4436430335</text:p>
          </table:table-cell>
        </table:table-row>
        <table:table-row table:style-name="ro1">
          <table:table-cell office:value-type="float" office:value="57.2999999999994" calcext:value-type="float">
            <text:p>57.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3803429604" calcext:value-type="float">
            <text:p>0.4438034296</text:p>
          </table:table-cell>
        </table:table-row>
        <table:table-row table:style-name="ro1">
          <table:table-cell office:value-type="float" office:value="57.3999999999994" calcext:value-type="float">
            <text:p>57.4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3347960711" calcext:value-type="float">
            <text:p>0.4433479607</text:p>
          </table:table-cell>
        </table:table-row>
        <table:table-row table:style-name="ro1">
          <table:table-cell office:value-type="float" office:value="57.4999999999994" calcext:value-type="float">
            <text:p>57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267937541" calcext:value-type="float">
            <text:p>0.4426793754</text:p>
          </table:table-cell>
        </table:table-row>
        <table:table-row table:style-name="ro1">
          <table:table-cell office:value-type="float" office:value="57.5999999999994" calcext:value-type="float">
            <text:p>57.6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2256182432" calcext:value-type="float">
            <text:p>0.4422561824</text:p>
          </table:table-cell>
        </table:table-row>
        <table:table-row table:style-name="ro1">
          <table:table-cell office:value-type="float" office:value="57.6999999999994" calcext:value-type="float">
            <text:p>57.7</text:p>
          </table:table-cell>
          <table:table-cell office:value-type="float" office:value="0.489" calcext:value-type="float">
            <text:p>0.489</text:p>
          </table:table-cell>
          <table:table-cell office:value-type="float" office:value="0.442080467939" calcext:value-type="float">
            <text:p>0.44208046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45:26.646889979</meta:creation-date>
    <dc:date>2018-09-04T09:50:16.425068647</dc:date>
    <meta:editing-duration>PT4M50S</meta:editing-duration>
    <meta:editing-cycles>1</meta:editing-cycles>
    <meta:generator>LibreOffice/5.1.6.2$Linux_X86_64 LibreOffice_project/10m0$Build-2</meta:generator>
    <meta:document-statistic meta:table-count="1" meta:cell-count="1731" meta:object-count="0"/>
  </office:meta>
</office:document-meta>
</file>